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821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1.453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08cm" svg:stroke-color="#bfbfbf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6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solid" draw:fill-color="#dde2cd" draw:shadow="hidden"/>
    </style:style>
    <style:style style:name="gr9" style:family="graphic" style:parent-style-name="standard">
      <style:graphic-properties draw:stroke="none" draw:fill="none" draw:textarea-vertical-align="top" fo:min-height="1.78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258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top" fo:min-height="1.306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none" draw:fill="none" draw:textarea-vertical-align="middle" fo:min-height="0.969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4.621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top" fo:min-height="1.905cm" fo:min-width="2.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vertical-align="middle" fo:min-height="1.855cm" fo:min-width="2.54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3.668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1.34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solid" svg:stroke-width="0.008cm" svg:stroke-color="#000000" draw:marker-start="Marker_5f_1" draw:marker-start-width="0.276cm" draw:marker-end="Marker_5f_1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marker-start="Marker_5f_1" draw:marker-start-width="0.276cm" draw:marker-end="Marker_5f_1" draw:marker-end-width="0.276cm" draw:fill="solid" draw:fill-color="#ffffff" draw:shadow="hidden"/>
    </style:style>
    <style:style style:name="gr24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solid" svg:stroke-width="0.008cm" svg:stroke-color="#000000" draw:marker-end="Marker_5f_2" draw:marker-end-width="0.193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6" style:family="graphic" style:parent-style-name="standard">
      <style:graphic-properties draw:stroke="none" draw:fill="none" draw:textarea-vertical-align="top" fo:min-height="0.572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28" style:family="graphic" style:parent-style-name="standard">
      <style:graphic-properties draw:stroke="none" draw:fill="none" draw:textarea-vertical-align="middle" fo:min-height="3.033cm" fo:min-width="2.54cm" fo:padding-top="0.071cm" fo:padding-bottom="0.071cm" fo:padding-left="0.071cm" fo:padding-right="0.071cm"/>
    </style:style>
    <style:style style:name="gr29" style:family="graphic" style:parent-style-name="standard">
      <style:graphic-properties draw:stroke="none" draw:fill="none" draw:textarea-vertical-align="middle" fo:min-height="1.237cm" fo:min-width="2.54cm" fo:padding-top="0.071cm" fo:padding-bottom="0.071cm" fo:padding-left="0.071cm" fo:padding-right="0.071cm"/>
    </style:style>
    <style:style style:name="gr30" style:family="graphic" style:parent-style-name="standard">
      <style:graphic-properties draw:stroke="none" draw:fill="none" draw:textarea-vertical-align="top" fo:min-height="0.516cm" fo:min-width="2.54cm" fo:padding-top="0cm" fo:padding-bottom="0cm" fo:padding-left="0cm" fo:padding-right="0cm"/>
    </style:style>
    <style:style style:name="gr31" style:family="graphic" style:parent-style-name="standard">
      <style:graphic-properties draw:stroke="dash" draw:stroke-dash="Dash_5f_0" svg:stroke-width="0.008cm" svg:stroke-color="#8c8c8c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2" style:family="graphic" style:parent-style-name="standard">
      <style:graphic-properties draw:stroke="dash" draw:stroke-dash="Dash_5f_1" svg:stroke-width="0.008cm" svg:stroke-color="#000000" draw:marker-start="Marker_5f_1" draw:marker-start-width="0.276cm" draw:marker-end="Marker_5f_1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dde2cd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8" style:family="paragraph">
      <style:paragraph-properties fo:margin-left="0cm" fo:margin-right="0cm" fo:margin-top="0cm" fo:margin-bottom="0cm" fo:line-height="14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40%" fo:text-align="start" fo:text-indent="0cm"/>
    </style:style>
    <style:style style:name="T1" style:family="text">
      <style:text-properties fo:color="#000000" style:font-name="Arial1" fo:font-size="14pt" style:font-name-asian="Arial1" style:font-size-asian="14pt" style:font-name-complex="Arial1" style:font-size-complex="14pt"/>
    </style:style>
    <style:style style:name="T2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4" style:family="text">
      <style:text-properties fo:color="#000000" style:font-name="Arial1" fo:font-size="8pt" fo:background-color="#ffffff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size="6pt" style:font-name-asian="Arial1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.235cm" svg:height="25.4cm" svg:x="0.172cm" svg:y="1.405cm" svg:viewBox="0 0 1236 25401" draw:points="0,25401 1236,25401 1236,0 0,0">
              <text:p/>
            </draw:polygon>
            <draw:path draw:style-name="gr2" draw:text-style-name="P2" draw:layer="layout" svg:width="1.235cm" svg:height="25.4cm" svg:x="0.172cm" svg:y="1.405cm" svg:viewBox="0 0 1236 25401" svg:d="M0 25401h1236v-25401h-1236zM0 25401z">
              <text:p/>
            </draw:path>
          </draw:g>
          <draw:frame draw:style-name="gr3" draw:text-style-name="P2" draw:layer="layout" svg:width="0.353cm" svg:height="1.821cm" draw:transform="rotate (1.5707963267949) translate (-0.121cm 26.805cm)">
            <draw:text-box>
              <text:p/>
            </draw:text-box>
          </draw:frame>
        </draw:g>
        <draw:g>
          <draw:g>
            <draw:polygon draw:style-name="gr1" draw:text-style-name="P1" draw:layer="layout" svg:width="20.32cm" svg:height="1.299cm" svg:x="0.135cm" svg:y="0.1cm" svg:viewBox="0 0 20321 1300" draw:points="0,1300 20321,1300 20321,0 0,0">
              <text:p/>
            </draw:polygon>
            <draw:polygon draw:style-name="gr2" draw:text-style-name="P2" draw:layer="layout" svg:width="20.32cm" svg:height="1.299cm" svg:x="0.135cm" svg:y="0.1cm" svg:viewBox="0 0 20321 1300" draw:points="0,1300 20321,1300 20321,0 0,0">
              <text:p/>
            </draw:polygon>
          </draw:g>
          <draw:frame draw:style-name="gr4" draw:text-style-name="P4" draw:layer="layout" svg:width="19.965cm" svg:height="1.595cm" svg:x="0.135cm" svg:y="0cm">
            <draw:text-box>
              <text:p text:style-name="P3"><text:span text:style-name="T1">SAS – ESC communications concept</text:span></text:p>
            </draw:text-box>
          </draw:frame>
        </draw:g>
        <draw:polygon draw:style-name="gr5" draw:text-style-name="P2" draw:layer="layout" svg:width="9.842cm" svg:height="25.4cm" svg:x="10.613cm" svg:y="1.405cm" svg:viewBox="0 0 9843 25401" draw:points="0,25401 9843,25401 9843,0 0,0">
          <text:p/>
        </draw:polygon>
        <draw:g>
          <draw:g>
            <draw:polygon draw:style-name="gr1" draw:text-style-name="P1" draw:layer="layout" svg:width="9.842cm" svg:height="1.27cm" svg:x="10.613cm" svg:y="1.405cm" svg:viewBox="0 0 9843 1271" draw:points="0,1271 9843,1271 9843,0 0,0">
              <text:p/>
            </draw:polygon>
            <draw:polygon draw:style-name="gr5" draw:text-style-name="P2" draw:layer="layout" svg:width="9.842cm" svg:height="1.27cm" svg:x="10.613cm" svg:y="1.405cm" svg:viewBox="0 0 9843 1271" draw:points="0,1271 9843,1271 9843,0 0,0">
              <text:p/>
            </draw:polygon>
          </draw:g>
          <draw:frame draw:style-name="gr6" draw:text-style-name="P2" draw:layer="layout" svg:width="9.842cm" svg:height="1.27cm" svg:x="10.613cm" svg:y="1.405cm">
            <draw:text-box>
              <text:p/>
            </draw:text-box>
          </draw:frame>
        </draw:g>
        <draw:frame draw:style-name="gr7" draw:text-style-name="P2" draw:layer="layout" svg:width="9.842cm" svg:height="1.27cm" svg:x="10.613cm" svg:y="1.405cm">
          <draw:text-box>
            <text:p text:style-name="P5"><text:span text:style-name="T2">ESC</text:span></text:p>
          </draw:text-box>
        </draw:frame>
        <draw:g>
          <draw:g>
            <draw:path draw:style-name="gr8" draw:text-style-name="P6" draw:layer="layout" svg:width="3.175cm" svg:height="2.064cm" svg:x="16.645cm" svg:y="9.025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16.645cm" svg:y="9.025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16.645cm" svg:y="9.025cm">
            <draw:text-box>
              <text:p text:style-name="P5"><text:span text:style-name="T3">SAS session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9.6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9.6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9.66cm">
            <draw:text-box>
              <text:p text:style-name="P5"><text:span text:style-name="T3">Consu</text:span><text:span text:style-name="T3">mer </text:span><text:span text:style-name="T3">key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10.29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10.29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10.295cm">
            <draw:text-box>
              <text:p text:style-name="P5"><text:span text:style-name="T3">Shared </text:span><text:span text:style-name="T3">secret</text:span></text:p>
            </draw:text-box>
          </draw:frame>
        </draw:g>
        <draw:polygon draw:style-name="gr5" draw:text-style-name="P2" draw:layer="layout" svg:width="9.212cm" svg:height="25.4cm" svg:x="1.4cm" svg:y="1.405cm" svg:viewBox="0 0 9213 25401" draw:points="0,25401 9213,25401 9213,0 0,0">
          <text:p/>
        </draw:polygon>
        <draw:g>
          <draw:g>
            <draw:polygon draw:style-name="gr1" draw:text-style-name="P1" draw:layer="layout" svg:width="9.212cm" svg:height="1.27cm" svg:x="1.4cm" svg:y="1.405cm" svg:viewBox="0 0 9213 1271" draw:points="0,1271 9213,1271 9213,0 0,0">
              <text:p/>
            </draw:polygon>
            <draw:polygon draw:style-name="gr5" draw:text-style-name="P2" draw:layer="layout" svg:width="9.212cm" svg:height="1.27cm" svg:x="1.4cm" svg:y="1.405cm" svg:viewBox="0 0 9213 1271" draw:points="0,1271 9213,1271 9213,0 0,0">
              <text:p/>
            </draw:polygon>
          </draw:g>
          <draw:frame draw:style-name="gr6" draw:text-style-name="P2" draw:layer="layout" svg:width="9.212cm" svg:height="1.27cm" svg:x="1.4cm" svg:y="1.405cm">
            <draw:text-box>
              <text:p/>
            </draw:text-box>
          </draw:frame>
        </draw:g>
        <draw:frame draw:style-name="gr7" draw:text-style-name="P7" draw:layer="layout" svg:width="9.112cm" svg:height="1.27cm" svg:x="1.5cm" svg:y="1.405cm">
          <draw:text-box>
            <text:p text:style-name="P5"><text:span text:style-name="T2">SAS</text:span></text:p>
          </draw:text-box>
        </draw:frame>
        <draw:polygon draw:style-name="gr5" draw:text-style-name="P2" draw:layer="layout" svg:width="20.464cm" svg:height="3.175cm" svg:x="0.135cm" svg:y="2.675cm" svg:viewBox="0 0 20465 3176" draw:points="0,3176 20465,3176 20465,0 0,0">
          <text:p/>
        </draw:polygon>
        <draw:g>
          <draw:polygon draw:style-name="gr1" draw:text-style-name="P1" draw:layer="layout" svg:width="1.27cm" svg:height="3.175cm" svg:x="0.135cm" svg:y="2.675cm" svg:viewBox="0 0 1271 3176" draw:points="0,3176 1271,3176 1271,0 0,0">
            <text:p/>
          </draw:polygon>
          <draw:polygon draw:style-name="gr5" draw:text-style-name="P2" draw:layer="layout" svg:width="1.27cm" svg:height="3.175cm" svg:x="0.135cm" svg:y="2.675cm" svg:viewBox="0 0 1271 3176" draw:points="0,3176 1271,3176 1271,0 0,0">
            <text:p/>
          </draw:polygon>
        </draw:g>
        <draw:frame draw:style-name="gr11" draw:text-style-name="P7" draw:layer="layout" svg:width="3.2cm" svg:height="1.4cm" draw:transform="rotate (1.5707963267949) translate (0.1cm 5.9cm)">
          <draw:text-box>
            <text:p text:style-name="P5"><text:span text:style-name="T2">Exchange </text:span><text:span text:style-name="T2">keys</text:span></text:p>
          </draw:text-box>
        </draw:frame>
        <draw:g>
          <draw:g>
            <draw:path draw:style-name="gr8" draw:text-style-name="P6" draw:layer="layout" svg:width="3.175cm" svg:height="1.588cm" svg:x="5.85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5.85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5.85cm" svg:y="3.31cm">
            <draw:text-box>
              <text:p text:style-name="P5"><text:span text:style-name="T3">ESC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2.04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2.04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2.04cm" svg:y="3.31cm">
            <draw:text-box>
              <text:p text:style-name="P5"><text:span text:style-name="T3">SAS Private key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4.025cm">
            <draw:text-box>
              <text:p text:style-name="P5"><text:span text:style-name="T3">Public key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3.31cm">
            <draw:text-box>
              <text:p text:style-name="P5"><text:span text:style-name="T3">ESC Private </text:span><text:span text:style-name="T3">key</text:span></text:p>
            </draw:text-box>
          </draw:frame>
        </draw:g>
        <draw:polygon draw:style-name="gr5" draw:text-style-name="P2" draw:layer="layout" svg:width="20.464cm" svg:height="6.35cm" svg:x="0.135cm" svg:y="5.85cm" svg:viewBox="0 0 20465 6351" draw:points="0,6351 20465,6351 20465,0 0,0">
          <text:p/>
        </draw:polygon>
        <draw:g>
          <draw:polygon draw:style-name="gr1" draw:text-style-name="P1" draw:layer="layout" svg:width="1.27cm" svg:height="6.35cm" svg:x="0.135cm" svg:y="5.85cm" svg:viewBox="0 0 1271 6351" draw:points="0,6351 1271,6351 1271,0 0,0">
            <text:p/>
          </draw:polygon>
          <draw:polygon draw:style-name="gr5" draw:text-style-name="P2" draw:layer="layout" svg:width="1.27cm" svg:height="6.35cm" svg:x="0.135cm" svg:y="5.85cm" svg:viewBox="0 0 1271 6351" draw:points="0,6351 1271,6351 1271,0 0,0">
            <text:p/>
          </draw:polygon>
        </draw:g>
        <draw:frame draw:style-name="gr7" draw:text-style-name="P2" draw:layer="layout" svg:width="6.35cm" svg:height="1.27cm" draw:transform="rotate (1.5707963267949) translate (0.135cm 12.2cm)">
          <draw:text-box>
            <text:p text:style-name="P5"><text:span text:style-name="T2">Register</text:span></text:p>
          </draw:text-box>
        </draw:frame>
        <draw:polyline draw:style-name="gr13" draw:text-style-name="P2" draw:layer="layout" svg:width="3.789cm" svg:height="2.754cm" svg:x="3.31cm" svg:y="3.945cm" svg:viewBox="0 0 3790 2755" draw:points="0,0 0,1837 3790,1837 3790,2755">
          <text:p/>
        </draw:polyline>
        <draw:g>
          <draw:g>
            <draw:path draw:style-name="gr1" draw:text-style-name="P1" draw:layer="layout" svg:width="2.681cm" svg:height="1.111cm" svg:x="1.881cm" svg:y="6.882cm" svg:viewBox="0 0 2682 1112" svg:d="M139 0h2404c96 180 139 352 139 556s-43 376-139 556h-2404c-96-180-139-352-139-556s43-376 139-556z">
              <text:p/>
            </draw:path>
            <draw:path draw:style-name="gr2" draw:text-style-name="P2" draw:layer="layout" svg:width="2.681cm" svg:height="1.111cm" svg:x="1.881cm" svg:y="6.882cm" svg:viewBox="0 0 2682 1112" svg:d="M139 0h2404c96 180 139 352 139 556s-43 376-139 556h-2404c-96-180-139-352-139-556s43-376 139-556zM2543 0c-96 180-139 352-139 556s43 376 139 556">
              <text:p/>
            </draw:path>
          </draw:g>
          <draw:frame draw:style-name="gr14" draw:text-style-name="P2" draw:layer="layout" svg:width="2.262cm" svg:height="1.111cm" svg:x="2.02cm" svg:y="6.882cm">
            <draw:text-box>
              <text:p text:style-name="P5"><text:span text:style-name="T3">SAS system info</text:span></text:p>
            </draw:text-box>
          </draw:frame>
        </draw:g>
        <draw:line draw:style-name="gr13" draw:text-style-name="P2" draw:layer="layout" svg:x1="4.56cm" svg:y1="7.438cm" svg:x2="5.6cm" svg:y2="7.438cm">
          <text:p/>
        </draw:line>
        <draw:g>
          <draw:g>
            <draw:polygon draw:style-name="gr1" draw:text-style-name="P1" draw:layer="layout" svg:width="2.54cm" svg:height="4.763cm" svg:x="11.565cm" svg:y="6.485cm" svg:viewBox="0 0 2541 4764" draw:points="0,4764 2541,4764 2541,0 0,0">
              <text:p/>
            </draw:polygon>
            <draw:path draw:style-name="gr2" draw:text-style-name="P2" draw:layer="layout" svg:width="2.54cm" svg:height="4.763cm" svg:x="11.565cm" svg:y="6.485cm" svg:viewBox="0 0 2541 4764" svg:d="M0 4764h2541v-4764h-2541zM317 4764v-4764M2223 4764v-4764">
              <text:p/>
            </draw:path>
          </draw:g>
          <draw:frame draw:style-name="gr15" draw:text-style-name="P2" draw:layer="layout" svg:width="1.905cm" svg:height="4.763cm" svg:x="11.883cm" svg:y="6.485cm">
            <draw:text-box>
              <text:p text:style-name="P5"><text:span text:style-name="T3">Registration rest </text:span><text:span text:style-name="T3">endpoint</text:span></text:p>
            </draw:text-box>
          </draw:frame>
        </draw:g>
        <draw:g>
          <draw:path draw:style-name="gr13" draw:text-style-name="P2" draw:layer="layout" svg:width="3.175cm" svg:height="0.107cm" svg:x="8.39cm" svg:y="7.332cm" svg:viewBox="0 0 3176 108" svg:d="M0 108h687c0-20 5-37 14-54 10-17 22-30 39-40 17-9 34-14 53-14 20 0 36 5 53 14 17 10 29 23 39 40s14 34 14 54h2277">
            <text:p/>
          </draw:path>
          <draw:frame draw:style-name="gr16" draw:text-style-name="P2" draw:layer="layout" svg:width="1.411cm" svg:height="0.621cm" svg:x="9.272cm" svg:y="7.127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1" draw:text-style-name="P1" draw:layer="layout" svg:width="2.54cm" svg:height="0.635cm" svg:x="16.963cm" svg:y="7.755cm" svg:viewBox="0 0 2541 636" draw:points="0,636 2541,636 2541,0 0,0">
              <text:p/>
            </draw:polygon>
            <draw:polygon draw:style-name="gr2" draw:text-style-name="P2" draw:layer="layout" svg:width="2.54cm" svg:height="0.635cm" svg:x="16.963cm" svg:y="7.755cm" svg:viewBox="0 0 2541 636" draw:points="0,636 2541,636 2541,0 0,0">
              <text:p/>
            </draw:polygon>
          </draw:g>
          <draw:frame draw:style-name="gr17" draw:text-style-name="P2" draw:layer="layout" svg:width="2.54cm" svg:height="0.635cm" svg:x="16.963cm" svg:y="7.755cm">
            <draw:text-box>
              <text:p text:style-name="P5"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s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/text:p>
            </draw:text-box>
          </draw:frame>
        </draw:g>
        <draw:line draw:style-name="gr13" draw:text-style-name="P2" draw:layer="layout" svg:x1="14.105cm" svg:y1="8.072cm" svg:x2="16.962cm" svg:y2="8.072cm">
          <text:p/>
        </draw:line>
        <draw:line draw:style-name="gr13" draw:text-style-name="P2" draw:layer="layout" svg:x1="18.233cm" svg:y1="8.39cm" svg:x2="18.233cm" svg:y2="9.024cm">
          <text:p/>
        </draw:line>
        <draw:polyline draw:style-name="gr13" draw:text-style-name="P2" draw:layer="layout" svg:width="2.539cm" svg:height="0cm" svg:x="14.105cm" svg:y="10.057cm" svg:viewBox="0 0 2540 0" draw:points="2540,0 1905,0 1905,0 0,0">
          <text:p/>
        </draw:polyline>
        <draw:g>
          <draw:g>
            <draw:path draw:style-name="gr8" draw:text-style-name="P6" draw:layer="layout" svg:width="3.175cm" svg:height="2.064cm" svg:x="5.85cm" svg:y="9.064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5.85cm" svg:y="9.064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5.85cm" svg:y="9.064cm">
            <draw:text-box>
              <text:p text:style-name="P5"><text:span text:style-name="T3">MAC Access </text:span><text:span text:style-name="T3">Token</text:span></text:p>
            </draw:text-box>
          </draw:frame>
        </draw:g>
        <draw:g>
          <draw:polyline draw:style-name="gr13" draw:text-style-name="P2" draw:layer="layout" svg:width="2.54cm" svg:height="0.039cm" svg:x="9.025cm" svg:y="10.057cm" svg:viewBox="0 0 2541 40" draw:points="2541,0 1905,0 1905,40 0,40">
            <text:p/>
          </draw:polyline>
          <draw:frame draw:style-name="gr16" draw:text-style-name="P2" draw:layer="layout" svg:width="1.487cm" svg:height="0.621cm" svg:x="9.571cm" svg:y="9.786cm">
            <draw:text-box>
              <text:p text:style-name="P5"><text:span text:style-name="T4">response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9.69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9.69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9.699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10.33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10.33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10.334cm">
            <draw:text-box>
              <text:p text:style-name="P5"><text:span text:style-name="T3">Shared secret</text:span></text:p>
            </draw:text-box>
          </draw:frame>
        </draw:g>
        <draw:g>
          <draw:g>
            <draw:path draw:style-name="gr8" draw:text-style-name="P6" draw:layer="layout" svg:width="3.175cm" svg:height="1.588cm" svg:x="12.517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12.517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12.517cm" svg:y="3.31cm">
            <draw:text-box>
              <text:p text:style-name="P5"><text:span text:style-name="T3">SAS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12.835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2.835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2.835cm" svg:y="4.025cm">
            <draw:text-box>
              <text:p text:style-name="P5"><text:span text:style-name="T3">Publi</text:span><text:span text:style-name="T3">c key</text:span></text:p>
            </draw:text-box>
          </draw:frame>
        </draw:g>
        <draw:polyline draw:style-name="gr13" draw:text-style-name="P2" draw:layer="layout" svg:width="0.635cm" svg:height="4.445cm" svg:x="19.503cm" svg:y="3.628cm" svg:viewBox="0 0 636 4446" draw:points="0,0 636,0 636,4446 0,4446">
          <text:p/>
        </draw:polyline>
        <draw:polygon draw:style-name="gr5" draw:text-style-name="P2" draw:layer="layout" svg:width="20.464cm" svg:height="5.715cm" svg:x="0.135cm" svg:y="12.2cm" svg:viewBox="0 0 20465 5716" draw:points="0,5716 20465,5716 20465,0 0,0">
          <text:p/>
        </draw:polygon>
        <draw:g>
          <draw:polygon draw:style-name="gr1" draw:text-style-name="P1" draw:layer="layout" svg:width="1.27cm" svg:height="5.715cm" svg:x="0.135cm" svg:y="12.2cm" svg:viewBox="0 0 1271 5716" draw:points="0,5716 1271,5716 1271,0 0,0">
            <text:p/>
          </draw:polygon>
          <draw:polygon draw:style-name="gr5" draw:text-style-name="P2" draw:layer="layout" svg:width="1.27cm" svg:height="5.715cm" svg:x="0.135cm" svg:y="12.2cm" svg:viewBox="0 0 1271 5716" draw:points="0,5716 1271,5716 1271,0 0,0">
            <text:p/>
          </draw:polygon>
        </draw:g>
        <draw:frame draw:style-name="gr7" draw:text-style-name="P2" draw:layer="layout" svg:width="5.715cm" svg:height="1.27cm" draw:transform="rotate (1.5707963267949) translate (0.135cm 17.915cm)">
          <draw:text-box>
            <text:p text:style-name="P5"><text:span text:style-name="T2">Update</text:span></text:p>
          </draw:text-box>
        </draw:frame>
        <draw:frame draw:style-name="gr18" draw:text-style-name="P2" draw:layer="layout" svg:width="2.223cm" svg:height="1.905cm" svg:x="2.199cm" svg:y="8.152cm">
          <draw:text-box>
            <text:p text:style-name="P3"><text:span text:style-name="T5">Includes:</text:span></text:p>
            <text:p text:style-name="P3"><text:span text:style-name="T5">Callback URI (required) plus optional IP addr, HW addr, etc.</text:span></text:p>
          </draw:text-box>
        </draw:frame>
        <draw:g>
          <draw:g>
            <draw:path draw:style-name="gr1" draw:text-style-name="P1" draw:layer="layout" svg:width="2.999cm" svg:height="1.604cm" svg:x="5.6cm" svg:y="6.695cm" svg:viewBox="0 0 3000 1605" svg:d="M0 1404v-1404h3000v1404c-242-139-476-201-750-201-275 0-507 62-749 201h-2c-242 138-474 201-749 201-274 0-508-63-750-201z">
              <text:p/>
            </draw:path>
            <draw:path draw:style-name="gr2" draw:text-style-name="P2" draw:layer="layout" svg:width="2.999cm" svg:height="1.604cm" svg:x="5.6cm" svg:y="6.695cm" svg:viewBox="0 0 3000 1605" svg:d="M0 1404v-1404h3000v1404c-242-139-476-201-750-201-275 0-507 62-749 201h-2c-242 138-474 201-749 201-274 0-508-63-750-201z">
              <text:p/>
            </draw:path>
          </draw:g>
          <draw:frame draw:style-name="gr19" draw:text-style-name="P7" draw:layer="layout" svg:width="2.999cm" svg:height="1.997cm" svg:x="5.6cm" svg:y="6.3cm">
            <draw:text-box>
              <text:p text:style-name="P5"><text:span text:style-name="T3">Signed and encrypted registration request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15.37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15.37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15.375cm">
            <draw:text-box>
              <text:p text:style-name="P5"><text:span text:style-name="T3">ESC status</text:span></text:p>
            </draw:text-box>
          </draw:frame>
        </draw:g>
        <draw:polyline draw:style-name="gr13" draw:text-style-name="P2" draw:layer="layout" svg:width="0.635cm" svg:height="3.175cm" svg:x="19.503cm" svg:y="10.612cm" svg:viewBox="0 0 636 3176" draw:points="0,0 636,0 636,3176 0,3176">
          <text:p/>
        </draw:polyline>
        <draw:line draw:style-name="gr13" draw:text-style-name="P2" draw:layer="layout" svg:x1="18.233cm" svg:y1="15.374cm" svg:x2="18.233cm" svg:y2="14.528cm">
          <text:p/>
        </draw:line>
        <draw:line draw:style-name="gr13" draw:text-style-name="P2" draw:layer="layout" svg:x1="16.962cm" svg:y1="13.787cm" svg:x2="13.787cm" svg:y2="13.787cm">
          <text:p/>
        </draw:line>
        <draw:g>
          <draw:g>
            <draw:polygon draw:style-name="gr1" draw:text-style-name="P1" draw:layer="layout" svg:width="2.54cm" svg:height="3.81cm" svg:x="6.485cm" svg:y="12.835cm" svg:viewBox="0 0 2541 3811" draw:points="0,3811 2541,3811 2541,0 0,0">
              <text:p/>
            </draw:polygon>
            <draw:path draw:style-name="gr2" draw:text-style-name="P2" draw:layer="layout" svg:width="2.54cm" svg:height="3.81cm" svg:x="6.485cm" svg:y="12.835cm" svg:viewBox="0 0 2541 3811" svg:d="M0 3811h2541v-3811h-2541zM317 3811v-3811M2223 3811v-3811">
              <text:p/>
            </draw:path>
          </draw:g>
          <draw:frame draw:style-name="gr20" draw:text-style-name="P2" draw:layer="layout" svg:width="1.905cm" svg:height="3.81cm" svg:x="6.802cm" svg:y="12.835cm">
            <draw:text-box>
              <text:p text:style-name="P5"><text:span text:style-name="T3">SAS ESC listener rest endpoint</text:span></text:p>
            </draw:text-box>
          </draw:frame>
        </draw:g>
        <draw:g>
          <draw:g>
            <draw:path draw:style-name="gr1" draw:text-style-name="P1" draw:layer="layout" svg:width="2.54cm" svg:height="1.905cm" svg:x="16.963cm" svg:y="12.83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2" draw:text-style-name="P2" draw:layer="layout" svg:width="2.54cm" svg:height="1.905cm" svg:x="16.963cm" svg:y="12.835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21" draw:text-style-name="P2" draw:layer="layout" svg:width="2.54cm" svg:height="1.482cm" svg:x="16.963cm" svg:y="12.835cm">
            <draw:text-box>
              <text:p text:style-name="P5"><text:span text:style-name="T3">Signed </text:span><text:span text:style-name="T3">update notice</text:span></text:p>
            </draw:text-box>
          </draw:frame>
        </draw:g>
        <draw:g>
          <draw:g>
            <draw:polygon draw:style-name="gr1" draw:text-style-name="P1" draw:layer="layout" svg:width="2.54cm" svg:height="3.81cm" svg:x="11.565cm" svg:y="12.835cm" svg:viewBox="0 0 2541 3811" draw:points="0,3811 2541,3811 2541,0 0,0">
              <text:p/>
            </draw:polygon>
            <draw:path draw:style-name="gr2" draw:text-style-name="P2" draw:layer="layout" svg:width="2.54cm" svg:height="3.81cm" svg:x="11.565cm" svg:y="12.835cm" svg:viewBox="0 0 2541 3811" svg:d="M0 3811h2541v-3811h-2541zM317 3811v-3811M2223 3811v-3811">
              <text:p/>
            </draw:path>
          </draw:g>
          <draw:frame draw:style-name="gr20" draw:text-style-name="P2" draw:layer="layout" svg:width="1.905cm" svg:height="3.81cm" svg:x="11.883cm" svg:y="12.835cm">
            <draw:text-box>
              <text:p text:style-name="P5"><text:span text:style-name="T3">Update rest agent</text:span></text:p>
            </draw:text-box>
          </draw:frame>
        </draw:g>
        <draw:g>
          <draw:line draw:style-name="gr13" draw:text-style-name="P2" draw:layer="layout" svg:x1="11.565cm" svg:y1="13.787cm" svg:x2="9.025cm" svg:y2="13.787cm">
            <text:p/>
          </draw:line>
          <draw:frame draw:style-name="gr16" draw:text-style-name="P2" draw:layer="layout" svg:width="1.411cm" svg:height="0.621cm" svg:x="9.589cm" svg:y="13.477cm">
            <draw:text-box>
              <text:p text:style-name="P5"><text:span text:style-name="T4">post</text:span></text:p>
            </draw:text-box>
          </draw:frame>
        </draw:g>
        <draw:line draw:style-name="gr22" draw:text-style-name="P2" draw:layer="layout" svg:x1="6.484cm" svg:y1="14.74cm" svg:x2="5.532cm" svg:y2="14.74cm">
          <text:p/>
        </draw:line>
        <draw:g>
          <draw:g>
            <draw:polygon draw:style-name="gr23" draw:text-style-name="P1" draw:layer="layout" svg:width="2.54cm" svg:height="1.905cm" svg:x="2.993cm" svg:y="13.787cm" svg:viewBox="0 0 2541 1906" draw:points="0,1906 2541,1906 2541,0 0,0">
              <text:p/>
            </draw:polygon>
            <draw:polygon draw:style-name="gr22" draw:text-style-name="P2" draw:layer="layout" svg:width="2.54cm" svg:height="1.905cm" svg:x="2.993cm" svg:y="13.787cm" svg:viewBox="0 0 2541 1906" draw:points="0,1906 2541,1906 2541,0 0,0">
              <text:p/>
            </draw:polygon>
          </draw:g>
          <draw:frame draw:style-name="gr24" draw:text-style-name="P2" draw:layer="layout" svg:width="2.54cm" svg:height="1.905cm" svg:x="2.993cm" svg:y="13.787cm">
            <draw:text-box>
              <text:p text:style-name="P5"><text:span text:style-name="T3">Process</text:span></text:p>
            </draw:text-box>
          </draw:frame>
        </draw:g>
        <draw:g>
          <draw:line draw:style-name="gr13" draw:text-style-name="P2" draw:layer="layout" svg:x1="9.025cm" svg:y1="15.693cm" svg:x2="11.565cm" svg:y2="15.693cm">
            <text:p/>
          </draw:line>
          <draw:frame draw:style-name="gr16" draw:text-style-name="P2" draw:layer="layout" svg:width="1.487cm" svg:height="0.621cm" svg:x="9.551cm" svg:y="15.382cm">
            <draw:text-box>
              <text:p text:style-name="P5"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e</text:span></text:p>
            </draw:text-box>
          </draw:frame>
        </draw:g>
        <draw:g>
          <draw:polyline draw:style-name="gr25" draw:text-style-name="P2" draw:layer="layout" svg:width="1.151cm" svg:height="0.397cm" svg:x="10.613cm" svg:y="16.566cm" svg:viewBox="0 0 1152 398" draw:points="1152,398 516,398 0,0">
            <text:p/>
          </draw:polyline>
          <draw:frame draw:style-name="gr26" draw:text-style-name="P2" draw:layer="layout" svg:width="2.977cm" svg:height="0.854cm" svg:x="11.763cm" svg:y="16.716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frame draw:style-name="gr18" draw:text-style-name="P2" draw:layer="layout" svg:width="2.223cm" svg:height="1.905cm" svg:x="17.439cm" svg:y="16.169cm">
          <draw:text-box>
            <text:p text:style-name="P3"><text:span text:style-name="T5">Includes:</text:span></text:p>
            <text:p text:style-name="P3"><text:span text:style-name="T5">Heartbeat, DPA status </text:span><text:span text:style-name="T5">change, configuration </text:span><text:span text:style-name="T5">change, etc.</text:span></text:p>
          </draw:text-box>
        </draw:frame>
        <draw:polygon draw:style-name="gr5" draw:text-style-name="P2" draw:layer="layout" svg:width="20.464cm" svg:height="5.08cm" svg:x="0.135cm" svg:y="17.915cm" svg:viewBox="0 0 20465 5081" draw:points="0,5081 20465,5081 20465,0 0,0">
          <text:p/>
        </draw:polygon>
        <draw:g>
          <draw:polygon draw:style-name="gr1" draw:text-style-name="P1" draw:layer="layout" svg:width="1.27cm" svg:height="5.08cm" svg:x="0.135cm" svg:y="17.915cm" svg:viewBox="0 0 1271 5081" draw:points="0,5081 1271,5081 1271,0 0,0">
            <text:p/>
          </draw:polygon>
          <draw:polygon draw:style-name="gr5" draw:text-style-name="P2" draw:layer="layout" svg:width="1.27cm" svg:height="5.08cm" svg:x="0.135cm" svg:y="17.915cm" svg:viewBox="0 0 1271 5081" draw:points="0,5081 1271,5081 1271,0 0,0">
            <text:p/>
          </draw:polygon>
        </draw:g>
        <draw:frame draw:style-name="gr7" draw:text-style-name="P2" draw:layer="layout" svg:width="5.08cm" svg:height="1.27cm" draw:transform="rotate (1.5707963267949) translate (0.135cm 22.995cm)">
          <draw:text-box>
            <text:p text:style-name="P5"><text:span text:style-name="T2">Poll</text:span></text:p>
          </draw:text-box>
        </draw:frame>
        <draw:g>
          <draw:g>
            <draw:path draw:style-name="gr1" draw:text-style-name="P1" draw:layer="layout" svg:width="2.54cm" svg:height="1.27cm" svg:x="6.485cm" svg:y="18.55cm" svg:viewBox="0 0 2541 1271" svg:d="M0 1112v-1112h2541v1112c-205-110-403-159-635-159-233 0-430 49-635 159h-1c-205 109-402 159-635 159-232 0-430-50-635-159z">
              <text:p/>
            </draw:path>
            <draw:path draw:style-name="gr2" draw:text-style-name="P2" draw:layer="layout" svg:width="2.54cm" svg:height="1.27cm" svg:x="6.485cm" svg:y="18.55cm" svg:viewBox="0 0 2541 1271" svg:d="M0 1112v-1112h2541v1112c-205-110-403-159-635-159-233 0-430 49-635 159h-1c-205 109-402 159-635 159-232 0-430-50-635-159z">
              <text:p/>
            </draw:path>
          </draw:g>
          <draw:frame draw:style-name="gr27" draw:text-style-name="P2" draw:layer="layout" svg:width="2.54cm" svg:height="0.953cm" svg:x="6.485cm" svg:y="18.55cm">
            <draw:text-box>
              <text:p text:style-name="P5"><text:span text:style-name="T3">Keep alive </text:span><text:span text:style-name="T3">query code</text:span></text:p>
            </draw:text-box>
          </draw:frame>
        </draw:g>
        <draw:polyline draw:style-name="gr13" draw:text-style-name="P2" draw:layer="layout" svg:width="1.868cm" svg:height="3.136cm" svg:x="4.3cm" svg:y="10.652cm" svg:viewBox="0 0 1869 3137" draw:points="1869,0 0,0 0,3137">
          <text:p/>
        </draw:polyline>
        <draw:path draw:style-name="gr13" draw:text-style-name="P2" draw:layer="layout" svg:width="4.556cm" svg:height="9.168cm" svg:x="1.929cm" svg:y="10.017cm" svg:viewBox="0 0 4557 9169" svg:d="M4239 0h-4239v9169h418c0-19 5-36 14-53 10-17 22-29 39-38 17-10 33-15 53-15 19 0 36 5 52 15 17 9 29 21 39 38s14 34 14 53h3928">
          <text:p/>
        </draw:path>
        <draw:g>
          <draw:g>
            <draw:polygon draw:style-name="gr1" draw:text-style-name="P1" draw:layer="layout" svg:width="2.54cm" svg:height="3.175cm" svg:x="11.565cm" svg:y="18.55cm" svg:viewBox="0 0 2541 3176" draw:points="0,3176 2541,3176 2541,0 0,0">
              <text:p/>
            </draw:polygon>
            <draw:path draw:style-name="gr2" draw:text-style-name="P2" draw:layer="layout" svg:width="2.54cm" svg:height="3.175cm" svg:x="11.565cm" svg:y="18.55cm" svg:viewBox="0 0 2541 3176" svg:d="M0 3176h2541v-3176h-2541zM317 3176v-3176M2223 3176v-3176">
              <text:p/>
            </draw:path>
          </draw:g>
          <draw:frame draw:style-name="gr28" draw:text-style-name="P2" draw:layer="layout" svg:width="1.905cm" svg:height="3.175cm" svg:x="11.883cm" svg:y="18.55cm">
            <draw:text-box>
              <text:p text:style-name="P5"><text:span text:style-name="T3">Heartbeat </text:span><text:span text:style-name="T3">responder</text:span></text:p>
            </draw:text-box>
          </draw:frame>
        </draw:g>
        <draw:g>
          <draw:line draw:style-name="gr13" draw:text-style-name="P2" draw:layer="layout" svg:x1="9.025cm" svg:y1="19.185cm" svg:x2="11.565cm" svg:y2="19.185cm">
            <text:p/>
          </draw:line>
          <draw:frame draw:style-name="gr16" draw:text-style-name="P2" draw:layer="layout" svg:width="1.411cm" svg:height="0.621cm" svg:x="9.589cm" svg:y="18.875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23" draw:text-style-name="P1" draw:layer="layout" svg:width="2.54cm" svg:height="1.905cm" svg:x="16.169cm" svg:y="19.185cm" svg:viewBox="0 0 2541 1906" draw:points="0,1906 2541,1906 2541,0 0,0">
              <text:p/>
            </draw:polygon>
            <draw:polygon draw:style-name="gr22" draw:text-style-name="P2" draw:layer="layout" svg:width="2.54cm" svg:height="1.905cm" svg:x="16.169cm" svg:y="19.185cm" svg:viewBox="0 0 2541 1906" draw:points="0,1906 2541,1906 2541,0 0,0">
              <text:p/>
            </draw:polygon>
          </draw:g>
          <draw:frame draw:style-name="gr24" draw:text-style-name="P2" draw:layer="layout" svg:width="2.54cm" svg:height="1.905cm" svg:x="16.169cm" svg:y="19.185cm">
            <draw:text-box>
              <text:p text:style-name="P5"><text:span text:style-name="T3">Process</text:span></text:p>
            </draw:text-box>
          </draw:frame>
        </draw:g>
        <draw:line draw:style-name="gr22" draw:text-style-name="P2" draw:layer="layout" svg:x1="16.168cm" svg:y1="20.138cm" svg:x2="14.105cm" svg:y2="20.138cm">
          <text:p/>
        </draw:line>
        <draw:polyline draw:style-name="gr13" draw:text-style-name="P2" draw:layer="layout" svg:width="1.429cm" svg:height="9.525cm" svg:x="18.709cm" svg:y="10.612cm" svg:viewBox="0 0 1430 9526" draw:points="794,0 1430,0 1430,9526 0,9526">
          <text:p/>
        </draw:polyline>
        <draw:g>
          <draw:g>
            <draw:path draw:style-name="gr1" draw:text-style-name="P1" draw:layer="layout" svg:width="2.54cm" svg:height="1.27cm" svg:x="6.485cm" svg:y="20.455cm" svg:viewBox="0 0 2541 1271" svg:d="M0 1112v-1112h2541v1112c-205-110-403-159-635-159-233 0-430 49-635 159h-1c-205 109-402 159-635 159-232 0-430-50-635-159z">
              <text:p/>
            </draw:path>
            <draw:path draw:style-name="gr2" draw:text-style-name="P2" draw:layer="layout" svg:width="2.54cm" svg:height="1.27cm" svg:x="6.485cm" svg:y="20.455cm" svg:viewBox="0 0 2541 1271" svg:d="M0 1112v-1112h2541v1112c-205-110-403-159-635-159-233 0-430 49-635 159h-1c-205 109-402 159-635 159-232 0-430-50-635-159z">
              <text:p/>
            </draw:path>
          </draw:g>
          <draw:frame draw:style-name="gr27" draw:text-style-name="P2" draw:layer="layout" svg:width="2.54cm" svg:height="0.953cm" svg:x="6.485cm" svg:y="20.455cm">
            <draw:text-box>
              <text:p text:style-name="P5"><text:span text:style-name="T3">Keep alive </text:span><text:span text:style-name="T3">response code</text:span></text:p>
            </draw:text-box>
          </draw:frame>
        </draw:g>
        <draw:g>
          <draw:line draw:style-name="gr13" draw:text-style-name="P2" draw:layer="layout" svg:x1="11.565cm" svg:y1="21.09cm" svg:x2="9.025cm" svg:y2="21.09cm">
            <text:p/>
          </draw:line>
          <draw:frame draw:style-name="gr16" draw:text-style-name="P2" draw:layer="layout" svg:width="1.487cm" svg:height="0.621cm" svg:x="9.551cm" svg:y="20.78cm">
            <draw:text-box>
              <text:p text:style-name="P5"><text:span text:style-name="T4">response</text:span></text:p>
            </draw:text-box>
          </draw:frame>
        </draw:g>
        <draw:polygon draw:style-name="gr5" draw:text-style-name="P2" draw:layer="layout" svg:width="20.464cm" svg:height="3.175cm" svg:x="0.135cm" svg:y="22.995cm" svg:viewBox="0 0 20465 3176" draw:points="0,3176 20465,3176 20465,0 0,0">
          <text:p/>
        </draw:polygon>
        <draw:g>
          <draw:polygon draw:style-name="gr1" draw:text-style-name="P1" draw:layer="layout" svg:width="1.27cm" svg:height="3.175cm" svg:x="0.135cm" svg:y="22.995cm" svg:viewBox="0 0 1271 3176" draw:points="0,3176 1271,3176 1271,0 0,0">
            <text:p/>
          </draw:polygon>
          <draw:polygon draw:style-name="gr5" draw:text-style-name="P2" draw:layer="layout" svg:width="1.27cm" svg:height="3.175cm" svg:x="0.135cm" svg:y="22.995cm" svg:viewBox="0 0 1271 3176" draw:points="0,3176 1271,3176 1271,0 0,0">
            <text:p/>
          </draw:polygon>
        </draw:g>
        <draw:frame draw:style-name="gr7" draw:text-style-name="P2" draw:layer="layout" svg:width="3.175cm" svg:height="1.27cm" draw:transform="rotate (1.5707963267949) translate (0.135cm 26.17cm)">
          <draw:text-box>
            <text:p text:style-name="P5"><text:span text:style-name="T2">Unregister</text:span></text:p>
          </draw:text-box>
        </draw:frame>
        <draw:g>
          <draw:g>
            <draw:path draw:style-name="gr1" draw:text-style-name="P1" draw:layer="layout" svg:width="2.54cm" svg:height="1.452cm" svg:x="6.6cm" svg:y="23.647cm" svg:viewBox="0 0 2541 1453" svg:d="M0 1271v-1271h2541v1271c-205-126-403-182-635-182-233 0-430 56-635 182h-1c-205 125-402 182-635 182-232 0-430-57-635-182z">
              <text:p/>
            </draw:path>
            <draw:path draw:style-name="gr2" draw:text-style-name="P2" draw:layer="layout" svg:width="2.54cm" svg:height="1.452cm" svg:x="6.6cm" svg:y="23.647cm" svg:viewBox="0 0 2541 1453" svg:d="M0 1271v-1271h2541v1271c-205-126-403-182-635-182-233 0-430 56-635 182h-1c-205 125-402 182-635 182-232 0-430-57-635-182z">
              <text:p/>
            </draw:path>
          </draw:g>
          <draw:frame draw:style-name="gr29" draw:text-style-name="P7" draw:layer="layout" svg:width="2.54cm" svg:height="1.379cm" svg:x="6.6cm" svg:y="23.503cm">
            <draw:text-box>
              <text:p text:style-name="P5"><text:span text:style-name="T3">Signed and </text:span><text:span text:style-name="T3">encrypted end </text:span><text:span text:style-name="T3">session code</text:span></text:p>
            </draw:text-box>
          </draw:frame>
        </draw:g>
        <draw:g>
          <draw:g>
            <draw:polygon draw:style-name="gr1" draw:text-style-name="P1" draw:layer="layout" svg:width="2.54cm" svg:height="1.27cm" svg:x="11.565cm" svg:y="23.63cm" svg:viewBox="0 0 2541 1271" draw:points="0,1271 2541,1271 2541,0 0,0">
              <text:p/>
            </draw:polygon>
            <draw:path draw:style-name="gr2" draw:text-style-name="P2" draw:layer="layout" svg:width="2.54cm" svg:height="1.27cm" svg:x="11.565cm" svg:y="23.63cm" svg:viewBox="0 0 2541 1271" svg:d="M0 1271h2541v-1271h-2541zM317 1271v-1271M2223 1271v-1271">
              <text:p/>
            </draw:path>
          </draw:g>
          <draw:frame draw:style-name="gr7" draw:text-style-name="P2" draw:layer="layout" svg:width="1.905cm" svg:height="1.27cm" svg:x="11.883cm" svg:y="23.63cm">
            <draw:text-box>
              <text:p text:style-name="P5"><text:span text:style-name="T3">Registration </text:span><text:span text:style-name="T3">rest endpoint</text:span></text:p>
            </draw:text-box>
          </draw:frame>
        </draw:g>
        <draw:g>
          <draw:line draw:style-name="gr22" draw:text-style-name="P2" draw:layer="layout" svg:x1="9.2cm" svg:y1="24.265cm" svg:x2="11.565cm" svg:y2="24.265cm">
            <text:p/>
          </draw:line>
          <draw:frame draw:style-name="gr16" draw:text-style-name="P7" draw:layer="layout" svg:width="1.314cm" svg:height="0.621cm" svg:x="9.725cm" svg:y="23.955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23" draw:text-style-name="P1" draw:layer="layout" svg:width="2.54cm" svg:height="1.27cm" svg:x="17.28cm" svg:y="23.63cm" svg:viewBox="0 0 2541 1271" draw:points="0,1271 2541,1271 2541,0 0,0">
              <text:p/>
            </draw:polygon>
            <draw:polygon draw:style-name="gr22" draw:text-style-name="P2" draw:layer="layout" svg:width="2.54cm" svg:height="1.27cm" svg:x="17.28cm" svg:y="23.63cm" svg:viewBox="0 0 2541 1271" draw:points="0,1271 2541,1271 2541,0 0,0">
              <text:p/>
            </draw:polygon>
          </draw:g>
          <draw:frame draw:style-name="gr7" draw:text-style-name="P2" draw:layer="layout" svg:width="2.54cm" svg:height="1.27cm" svg:x="17.28cm" svg:y="23.63cm">
            <draw:text-box>
              <text:p text:style-name="P5"><text:span text:style-name="T3">Destroy SAS </text:span><text:span text:style-name="T3">session</text:span></text:p>
            </draw:text-box>
          </draw:frame>
        </draw:g>
        <draw:line draw:style-name="gr22" draw:text-style-name="P2" draw:layer="layout" svg:x1="14.105cm" svg:y1="24.265cm" svg:x2="17.28cm" svg:y2="24.265cm">
          <text:p/>
        </draw:line>
        <draw:polyline draw:style-name="gr13" draw:text-style-name="P2" draw:layer="layout" svg:width="4.032cm" svg:height="13.613cm" svg:x="2.453cm" svg:y="10.652cm" svg:viewBox="0 0 4033 13614" draw:points="3715,0 0,0 0,13614 4033,13614">
          <text:p/>
        </draw:polyline>
        <draw:g>
          <draw:polyline draw:style-name="gr25" draw:text-style-name="P2" draw:layer="layout" svg:width="1.151cm" svg:height="0.397cm" svg:x="10.613cm" svg:y="21.725cm" svg:viewBox="0 0 1152 398" draw:points="1152,398 516,398 0,0">
            <text:p/>
          </draw:polyline>
          <draw:frame draw:style-name="gr26" draw:text-style-name="P9" draw:layer="layout" svg:width="2.977cm" svg:height="0.854cm" svg:x="11.763cm" svg:y="21.875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g>
          <draw:polyline draw:style-name="gr25" draw:text-style-name="P2" draw:layer="layout" svg:width="1.151cm" svg:height="0.397cm" svg:x="10.613cm" svg:y="24.9cm" svg:viewBox="0 0 1152 398" draw:points="1152,398 516,398 0,0">
            <text:p/>
          </draw:polyline>
          <draw:frame draw:style-name="gr26" draw:text-style-name="P9" draw:layer="layout" svg:width="2.977cm" svg:height="0.854cm" svg:x="11.763cm" svg:y="25.05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g>
          <draw:polyline draw:style-name="gr25" draw:text-style-name="P2" draw:layer="layout" svg:width="1.151cm" svg:height="0.397cm" svg:x="10.613cm" svg:y="11.089cm" svg:viewBox="0 0 1152 398" draw:points="1152,398 516,398 0,0">
            <text:p/>
          </draw:polyline>
          <draw:frame draw:style-name="gr26" draw:text-style-name="P2" draw:layer="layout" svg:width="2.977cm" svg:height="0.854cm" svg:x="11.763cm" svg:y="11.239cm">
            <draw:text-box>
              <text:p text:style-name="P8"><text:span text:style-name="T5">Single http POST transaction</text:span></text:p>
            </draw:text-box>
          </draw:frame>
        </draw:g>
        <draw:frame draw:style-name="gr30" draw:text-style-name="P2" draw:layer="layout" svg:width="3.016cm" svg:height="0.516cm" svg:x="6.326cm" svg:y="11.366cm">
          <draw:text-box>
            <text:p text:style-name="P3"><text:span text:style-name="T5">Validate with ESC </text:span><text:span text:style-name="T5">public key</text:span></text:p>
          </draw:text-box>
        </draw:frame>
        <draw:polyline draw:style-name="gr31" draw:text-style-name="P2" draw:layer="layout" svg:width="2.064cm" svg:height="4.405cm" svg:x="7.12cm" svg:y="4.66cm" svg:viewBox="0 0 2065 4406" draw:points="317,0 317,872 2065,872 2065,4000 0,4000 0,4406">
          <text:p/>
        </draw:polyline>
        <draw:polyline draw:style-name="gr31" draw:text-style-name="P2" draw:layer="layout" svg:width="4.128cm" svg:height="3.095cm" svg:x="14.105cm" svg:y="4.66cm" svg:viewBox="0 0 4129 3096" draw:points="0,0 0,936 4129,936 4129,3096">
          <text:p/>
        </draw:polyline>
        <draw:g>
          <draw:line draw:style-name="gr32" draw:text-style-name="P2" draw:layer="layout" svg:x1="9.025cm" svg:y1="4.104cm" svg:x2="12.517cm" svg:y2="4.104cm">
            <text:p/>
          </draw:line>
          <draw:frame draw:style-name="gr16" draw:text-style-name="P2" draw:layer="layout" svg:width="1.566cm" svg:height="0.621cm" svg:x="10.206cm" svg:y="3.793cm">
            <draw:text-box>
              <text:p text:style-name="P5"><text:span text:style-name="T4">Exchange</text:span></text:p>
            </draw:text-box>
          </draw:frame>
        </draw:g>
      </draw:page>
      <draw:page draw:name="page2" draw:style-name="dp1" draw:master-page-name="PM0">
        <draw:g>
          <draw:g>
            <draw:polygon draw:style-name="gr1" draw:text-style-name="P1" draw:layer="layout" svg:width="9.842cm" svg:height="1.27cm" svg:x="10.615cm" svg:y="1.404cm" svg:viewBox="0 0 9843 1271" draw:points="0,1271 9843,1271 9843,0 0,0">
              <text:p/>
            </draw:polygon>
            <draw:polygon draw:style-name="gr5" draw:text-style-name="P2" draw:layer="layout" svg:width="9.842cm" svg:height="1.27cm" svg:x="10.615cm" svg:y="1.404cm" svg:viewBox="0 0 9843 1271" draw:points="0,1271 9843,1271 9843,0 0,0">
              <text:p/>
            </draw:polygon>
          </draw:g>
          <draw:frame draw:style-name="gr6" draw:text-style-name="P2" draw:layer="layout" svg:width="9.842cm" svg:height="1.27cm" svg:x="10.615cm" svg:y="1.404cm">
            <draw:text-box>
              <text:p/>
            </draw:text-box>
          </draw:frame>
        </draw:g>
        <draw:frame draw:style-name="gr7" draw:text-style-name="P7" draw:layer="layout" svg:width="9.785cm" svg:height="1.27cm" svg:x="10.615cm" svg:y="1.404cm">
          <draw:text-box>
            <text:p text:style-name="P5"><text:span text:style-name="T2">ESC</text:span></text:p>
          </draw:text-box>
        </draw:frame>
        <draw:g>
          <draw:g>
            <draw:path draw:style-name="gr8" draw:text-style-name="P6" draw:layer="layout" svg:width="3.175cm" svg:height="2.064cm" svg:x="16.647cm" svg:y="9.024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16.647cm" svg:y="9.024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16.647cm" svg:y="9.024cm">
            <draw:text-box>
              <text:p text:style-name="P5"><text:span text:style-name="T3">SAS session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9.65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9.65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9.659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10.29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10.29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10.294cm">
            <draw:text-box>
              <text:p text:style-name="P5"><text:span text:style-name="T3">Shared secret</text:span></text:p>
            </draw:text-box>
          </draw:frame>
        </draw:g>
        <draw:g>
          <draw:g>
            <draw:polygon draw:style-name="gr1" draw:text-style-name="P1" draw:layer="layout" svg:width="9.214cm" svg:height="1.27cm" svg:x="1.4cm" svg:y="1.404cm" svg:viewBox="0 0 9215 1271" draw:points="0,1271 9215,1271 9215,0 0,0">
              <text:p/>
            </draw:polygon>
            <draw:polygon draw:style-name="gr5" draw:text-style-name="P2" draw:layer="layout" svg:width="9.214cm" svg:height="1.27cm" svg:x="1.4cm" svg:y="1.404cm" svg:viewBox="0 0 9215 1271" draw:points="0,1271 9215,1271 9215,0 0,0">
              <text:p/>
            </draw:polygon>
          </draw:g>
          <draw:frame draw:style-name="gr6" draw:text-style-name="P2" draw:layer="layout" svg:width="9.214cm" svg:height="1.27cm" svg:x="1.4cm" svg:y="1.404cm">
            <draw:text-box>
              <text:p/>
            </draw:text-box>
          </draw:frame>
        </draw:g>
        <draw:frame draw:style-name="gr7" draw:text-style-name="P7" draw:layer="layout" svg:width="9.014cm" svg:height="1.27cm" svg:x="1.6cm" svg:y="1.404cm">
          <draw:text-box>
            <text:p text:style-name="P5"><text:span text:style-name="T2">SAS</text:span></text:p>
          </draw:text-box>
        </draw:frame>
        <draw:polygon draw:style-name="gr5" draw:text-style-name="P2" draw:layer="layout" svg:width="20.279cm" svg:height="3.175cm" svg:x="0.137cm" svg:y="2.674cm" svg:viewBox="0 0 20280 3176" draw:points="0,3176 20280,3176 20280,0 0,0">
          <text:p/>
        </draw:polygon>
        <draw:g>
          <draw:polygon draw:style-name="gr1" draw:text-style-name="P1" draw:layer="layout" svg:width="1.27cm" svg:height="3.175cm" svg:x="0.137cm" svg:y="2.674cm" svg:viewBox="0 0 1271 3176" draw:points="0,3176 1271,3176 1271,0 0,0">
            <text:p/>
          </draw:polygon>
          <draw:polygon draw:style-name="gr5" draw:text-style-name="P2" draw:layer="layout" svg:width="1.27cm" svg:height="3.175cm" svg:x="0.137cm" svg:y="2.674cm" svg:viewBox="0 0 1271 3176" draw:points="0,3176 1271,3176 1271,0 0,0">
            <text:p/>
          </draw:polygon>
        </draw:g>
        <draw:frame draw:style-name="gr11" draw:text-style-name="P7" draw:layer="layout" svg:width="3.2cm" svg:height="1.4cm" draw:transform="rotate (1.5707963267949) translate (0.102cm 5.899cm)">
          <draw:text-box>
            <text:p text:style-name="P5"><text:span text:style-name="T2">Exchange </text:span><text:span text:style-name="T2">keys</text:span></text:p>
          </draw:text-box>
        </draw:frame>
        <draw:g>
          <draw:g>
            <draw:path draw:style-name="gr8" draw:text-style-name="P6" draw:layer="layout" svg:width="3.175cm" svg:height="1.588cm" svg:x="5.852cm" svg:y="3.309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5.852cm" svg:y="3.309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5.852cm" svg:y="3.309cm">
            <draw:text-box>
              <text:p text:style-name="P5"><text:span text:style-name="T3">ESC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2.042cm" svg:y="3.30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2.042cm" svg:y="3.30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2.042cm" svg:y="3.309cm">
            <draw:text-box>
              <text:p text:style-name="P5"><text:span text:style-name="T3">SAS Private </text:span><text:span text:style-name="T3">key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4.02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4.02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4.024cm">
            <draw:text-box>
              <text:p text:style-name="P5"><text:span text:style-name="T3">Public key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3.30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3.30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3.309cm">
            <draw:text-box>
              <text:p text:style-name="P5"><text:span text:style-name="T3">ESC Private </text:span><text:span text:style-name="T3">key</text:span></text:p>
            </draw:text-box>
          </draw:frame>
        </draw:g>
        <draw:polygon draw:style-name="gr5" draw:text-style-name="P2" draw:layer="layout" svg:width="20.279cm" svg:height="6.35cm" svg:x="0.137cm" svg:y="5.849cm" svg:viewBox="0 0 20280 6351" draw:points="0,6351 20280,6351 20280,0 0,0">
          <text:p/>
        </draw:polygon>
        <draw:g>
          <draw:polygon draw:style-name="gr1" draw:text-style-name="P1" draw:layer="layout" svg:width="1.27cm" svg:height="6.35cm" svg:x="0.137cm" svg:y="5.849cm" svg:viewBox="0 0 1271 6351" draw:points="0,6351 1271,6351 1271,0 0,0">
            <text:p/>
          </draw:polygon>
          <draw:polygon draw:style-name="gr5" draw:text-style-name="P2" draw:layer="layout" svg:width="1.27cm" svg:height="6.35cm" svg:x="0.137cm" svg:y="5.849cm" svg:viewBox="0 0 1271 6351" draw:points="0,6351 1271,6351 1271,0 0,0">
            <text:p/>
          </draw:polygon>
        </draw:g>
        <draw:frame draw:style-name="gr7" draw:text-style-name="P2" draw:layer="layout" svg:width="6.35cm" svg:height="1.27cm" draw:transform="rotate (1.5707963267949) translate (0.137cm 12.199cm)">
          <draw:text-box>
            <text:p text:style-name="P5"><text:span text:style-name="T2">Register</text:span></text:p>
          </draw:text-box>
        </draw:frame>
        <draw:polyline draw:style-name="gr13" draw:text-style-name="P2" draw:layer="layout" svg:width="3.789cm" svg:height="2.754cm" svg:x="3.312cm" svg:y="3.944cm" svg:viewBox="0 0 3790 2755" draw:points="0,0 0,1837 3790,1837 3790,2755">
          <text:p/>
        </draw:polyline>
        <draw:g>
          <draw:g>
            <draw:path draw:style-name="gr1" draw:text-style-name="P1" draw:layer="layout" svg:width="2.681cm" svg:height="1.111cm" svg:x="1.883cm" svg:y="6.881cm" svg:viewBox="0 0 2682 1112" svg:d="M139 0h2404c96 180 139 352 139 556s-43 376-139 556h-2404c-96-180-139-352-139-556s43-376 139-556z">
              <text:p/>
            </draw:path>
            <draw:path draw:style-name="gr2" draw:text-style-name="P2" draw:layer="layout" svg:width="2.681cm" svg:height="1.111cm" svg:x="1.883cm" svg:y="6.881cm" svg:viewBox="0 0 2682 1112" svg:d="M139 0h2404c96 180 139 352 139 556s-43 376-139 556h-2404c-96-180-139-352-139-556s43-376 139-556zM2543 0c-96 180-139 352-139 556s43 376 139 556">
              <text:p/>
            </draw:path>
          </draw:g>
          <draw:frame draw:style-name="gr14" draw:text-style-name="P2" draw:layer="layout" svg:width="2.262cm" svg:height="1.111cm" svg:x="2.022cm" svg:y="6.881cm">
            <draw:text-box>
              <text:p text:style-name="P5"><text:span text:style-name="T3">SAS system </text:span><text:span text:style-name="T3">info</text:span></text:p>
            </draw:text-box>
          </draw:frame>
        </draw:g>
        <draw:line draw:style-name="gr13" draw:text-style-name="P2" draw:layer="layout" svg:x1="4.562cm" svg:y1="7.437cm" svg:x2="5.602cm" svg:y2="7.437cm">
          <text:p/>
        </draw:line>
        <draw:g>
          <draw:g>
            <draw:polygon draw:style-name="gr1" draw:text-style-name="P1" draw:layer="layout" svg:width="2.54cm" svg:height="4.763cm" svg:x="11.567cm" svg:y="6.484cm" svg:viewBox="0 0 2541 4764" draw:points="0,4764 2541,4764 2541,0 0,0">
              <text:p/>
            </draw:polygon>
            <draw:path draw:style-name="gr2" draw:text-style-name="P2" draw:layer="layout" svg:width="2.54cm" svg:height="4.763cm" svg:x="11.567cm" svg:y="6.484cm" svg:viewBox="0 0 2541 4764" svg:d="M0 4764h2541v-4764h-2541zM317 4764v-4764M2223 4764v-4764">
              <text:p/>
            </draw:path>
          </draw:g>
          <draw:frame draw:style-name="gr15" draw:text-style-name="P2" draw:layer="layout" svg:width="1.905cm" svg:height="4.763cm" svg:x="11.885cm" svg:y="6.484cm">
            <draw:text-box>
              <text:p text:style-name="P5"><text:span text:style-name="T3">Registration </text:span><text:span text:style-name="T3">rest endpoint</text:span></text:p>
            </draw:text-box>
          </draw:frame>
        </draw:g>
        <draw:g>
          <draw:path draw:style-name="gr13" draw:text-style-name="P2" draw:layer="layout" svg:width="3.175cm" svg:height="0.107cm" svg:x="8.392cm" svg:y="7.331cm" svg:viewBox="0 0 3176 108" svg:d="M0 108h687c0-20 5-37 14-54 10-17 22-30 39-40 17-9 34-14 53-14 20 0 36 5 53 14 17 10 29 23 39 40s14 34 14 54h2277">
            <text:p/>
          </draw:path>
          <draw:frame draw:style-name="gr16" draw:text-style-name="P2" draw:layer="layout" svg:width="1.411cm" svg:height="0.621cm" svg:x="9.274cm" svg:y="7.126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1" draw:text-style-name="P1" draw:layer="layout" svg:width="2.54cm" svg:height="0.635cm" svg:x="16.965cm" svg:y="7.754cm" svg:viewBox="0 0 2541 636" draw:points="0,636 2541,636 2541,0 0,0">
              <text:p/>
            </draw:polygon>
            <draw:polygon draw:style-name="gr2" draw:text-style-name="P2" draw:layer="layout" svg:width="2.54cm" svg:height="0.635cm" svg:x="16.965cm" svg:y="7.754cm" svg:viewBox="0 0 2541 636" draw:points="0,636 2541,636 2541,0 0,0">
              <text:p/>
            </draw:polygon>
          </draw:g>
          <draw:frame draw:style-name="gr17" draw:text-style-name="P2" draw:layer="layout" svg:width="2.54cm" svg:height="0.635cm" svg:x="16.965cm" svg:y="7.754cm">
            <draw:text-box>
              <text:p text:style-name="P5"><text:span text:style-name="T3">Create session</text:span></text:p>
            </draw:text-box>
          </draw:frame>
        </draw:g>
        <draw:line draw:style-name="gr13" draw:text-style-name="P2" draw:layer="layout" svg:x1="14.107cm" svg:y1="8.071cm" svg:x2="16.964cm" svg:y2="8.071cm">
          <text:p/>
        </draw:line>
        <draw:line draw:style-name="gr13" draw:text-style-name="P2" draw:layer="layout" svg:x1="18.235cm" svg:y1="8.389cm" svg:x2="18.235cm" svg:y2="9.023cm">
          <text:p/>
        </draw:line>
        <draw:polyline draw:style-name="gr13" draw:text-style-name="P2" draw:layer="layout" svg:width="2.539cm" svg:height="0cm" svg:x="14.107cm" svg:y="10.056cm" svg:viewBox="0 0 2540 0" draw:points="2540,0 1905,0 1905,0 0,0">
          <text:p/>
        </draw:polyline>
        <draw:g>
          <draw:g>
            <draw:path draw:style-name="gr8" draw:text-style-name="P6" draw:layer="layout" svg:width="3.175cm" svg:height="2.064cm" svg:x="5.852cm" svg:y="9.063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5.852cm" svg:y="9.063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5.852cm" svg:y="9.063cm">
            <draw:text-box>
              <text:p text:style-name="P5"><text:span text:style-name="T3">MAC Access </text:span><text:span text:style-name="T3">Token</text:span></text:p>
            </draw:text-box>
          </draw:frame>
        </draw:g>
        <draw:g>
          <draw:polyline draw:style-name="gr13" draw:text-style-name="P2" draw:layer="layout" svg:width="2.54cm" svg:height="0.039cm" svg:x="9.027cm" svg:y="10.056cm" svg:viewBox="0 0 2541 40" draw:points="2541,0 1905,0 1905,40 0,40">
            <text:p/>
          </draw:polyline>
          <draw:frame draw:style-name="gr16" draw:text-style-name="P2" draw:layer="layout" svg:width="1.487cm" svg:height="0.621cm" svg:x="9.573cm" svg:y="9.785cm">
            <draw:text-box>
              <text:p text:style-name="P5"><text:span text:style-name="T4">response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9.698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9.698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9.698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10.333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10.333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10.333cm">
            <draw:text-box>
              <text:p text:style-name="P5"><text:span text:style-name="T3">Shared secret</text:span></text:p>
            </draw:text-box>
          </draw:frame>
        </draw:g>
        <draw:g>
          <draw:g>
            <draw:path draw:style-name="gr8" draw:text-style-name="P6" draw:layer="layout" svg:width="3.175cm" svg:height="1.588cm" svg:x="12.519cm" svg:y="3.309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12.519cm" svg:y="3.309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12.519cm" svg:y="3.309cm">
            <draw:text-box>
              <text:p text:style-name="P5"><text:span text:style-name="T3">SAS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12.837cm" svg:y="4.02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2.837cm" svg:y="4.02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2.837cm" svg:y="4.024cm">
            <draw:text-box>
              <text:p text:style-name="P5"><text:span text:style-name="T3">Public key</text:span></text:p>
            </draw:text-box>
          </draw:frame>
        </draw:g>
        <draw:polyline draw:style-name="gr13" draw:text-style-name="P2" draw:layer="layout" svg:width="0.635cm" svg:height="4.445cm" svg:x="19.505cm" svg:y="3.627cm" svg:viewBox="0 0 636 4446" draw:points="0,0 636,0 636,4446 0,4446">
          <text:p/>
        </draw:polyline>
        <draw:polygon draw:style-name="gr5" draw:text-style-name="P2" draw:layer="layout" svg:width="20.279cm" svg:height="5.715cm" svg:x="0.137cm" svg:y="12.199cm" svg:viewBox="0 0 20280 5716" draw:points="0,5716 20280,5716 20280,0 0,0">
          <text:p/>
        </draw:polygon>
        <draw:g>
          <draw:polygon draw:style-name="gr1" draw:text-style-name="P1" draw:layer="layout" svg:width="1.27cm" svg:height="5.715cm" svg:x="0.137cm" svg:y="12.199cm" svg:viewBox="0 0 1271 5716" draw:points="0,5716 1271,5716 1271,0 0,0">
            <text:p/>
          </draw:polygon>
          <draw:polygon draw:style-name="gr5" draw:text-style-name="P2" draw:layer="layout" svg:width="1.27cm" svg:height="5.715cm" svg:x="0.137cm" svg:y="12.199cm" svg:viewBox="0 0 1271 5716" draw:points="0,5716 1271,5716 1271,0 0,0">
            <text:p/>
          </draw:polygon>
        </draw:g>
        <draw:frame draw:style-name="gr7" draw:text-style-name="P2" draw:layer="layout" svg:width="5.715cm" svg:height="1.27cm" draw:transform="rotate (1.5707963267949) translate (0.137cm 17.914cm)">
          <draw:text-box>
            <text:p text:style-name="P5"><text:span text:style-name="T2">Update</text:span></text:p>
          </draw:text-box>
        </draw:frame>
        <draw:frame draw:style-name="gr18" draw:text-style-name="P2" draw:layer="layout" svg:width="2.223cm" svg:height="1.905cm" svg:x="2.201cm" svg:y="8.151cm">
          <draw:text-box>
            <text:p text:style-name="P3"><text:span text:style-name="T5">Includes:</text:span></text:p>
            <text:p text:style-name="P3"><text:span text:style-name="T5">Callback URI </text:span><text:span text:style-name="T5">(required) plus </text:span><text:span text:style-name="T5">optional IP addr, HW </text:span><text:span text:style-name="T5">addr, etc.</text:span></text:p>
          </draw:text-box>
        </draw:frame>
        <draw:g>
          <draw:g>
            <draw:path draw:style-name="gr1" draw:text-style-name="P1" draw:layer="layout" svg:width="2.999cm" svg:height="1.604cm" svg:x="5.602cm" svg:y="6.694cm" svg:viewBox="0 0 3000 1605" svg:d="M0 1404v-1404h3000v1404c-242-139-476-201-750-201-275 0-507 62-749 201h-2c-242 138-474 201-749 201-274 0-508-63-750-201z">
              <text:p/>
            </draw:path>
            <draw:path draw:style-name="gr2" draw:text-style-name="P2" draw:layer="layout" svg:width="2.999cm" svg:height="1.604cm" svg:x="5.602cm" svg:y="6.694cm" svg:viewBox="0 0 3000 1605" svg:d="M0 1404v-1404h3000v1404c-242-139-476-201-750-201-275 0-507 62-749 201h-2c-242 138-474 201-749 201-274 0-508-63-750-201z">
              <text:p/>
            </draw:path>
          </draw:g>
          <draw:frame draw:style-name="gr19" draw:text-style-name="P7" draw:layer="layout" svg:width="2.999cm" svg:height="1.997cm" svg:x="5.602cm" svg:y="6.299cm">
            <draw:text-box>
              <text:p text:style-name="P5"><text:span text:style-name="T3">Signed and </text:span><text:span text:style-name="T3">encrypted </text:span><text:span text:style-name="T3">registration </text:span><text:span text:style-name="T3">request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15.37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15.37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15.374cm">
            <draw:text-box>
              <text:p text:style-name="P5"><text:span text:style-name="T3">ESC status</text:span></text:p>
            </draw:text-box>
          </draw:frame>
        </draw:g>
        <draw:polyline draw:style-name="gr13" draw:text-style-name="P2" draw:layer="layout" svg:width="0.635cm" svg:height="3.175cm" svg:x="19.505cm" svg:y="10.611cm" svg:viewBox="0 0 636 3176" draw:points="0,0 636,0 636,3176 0,3176">
          <text:p/>
        </draw:polyline>
        <draw:line draw:style-name="gr13" draw:text-style-name="P2" draw:layer="layout" svg:x1="18.235cm" svg:y1="15.373cm" svg:x2="18.235cm" svg:y2="14.527cm">
          <text:p/>
        </draw:line>
        <draw:line draw:style-name="gr13" draw:text-style-name="P2" draw:layer="layout" svg:x1="16.964cm" svg:y1="13.786cm" svg:x2="13.789cm" svg:y2="13.786cm">
          <text:p/>
        </draw:line>
        <draw:g>
          <draw:g>
            <draw:polygon draw:style-name="gr1" draw:text-style-name="P1" draw:layer="layout" svg:width="2.54cm" svg:height="3.81cm" svg:x="6.487cm" svg:y="12.834cm" svg:viewBox="0 0 2541 3811" draw:points="0,3811 2541,3811 2541,0 0,0">
              <text:p/>
            </draw:polygon>
            <draw:path draw:style-name="gr2" draw:text-style-name="P2" draw:layer="layout" svg:width="2.54cm" svg:height="3.81cm" svg:x="6.487cm" svg:y="12.834cm" svg:viewBox="0 0 2541 3811" svg:d="M0 3811h2541v-3811h-2541zM317 3811v-3811M2223 3811v-3811">
              <text:p/>
            </draw:path>
          </draw:g>
          <draw:frame draw:style-name="gr20" draw:text-style-name="P2" draw:layer="layout" svg:width="1.905cm" svg:height="3.81cm" svg:x="6.804cm" svg:y="12.834cm">
            <draw:text-box>
              <text:p text:style-name="P5"><text:span text:style-name="T3">SAS ESC </text:span><text:span text:style-name="T3">listener rest </text:span><text:span text:style-name="T3">endpoint</text:span></text:p>
            </draw:text-box>
          </draw:frame>
        </draw:g>
        <draw:g>
          <draw:g>
            <draw:path draw:style-name="gr1" draw:text-style-name="P1" draw:layer="layout" svg:width="2.54cm" svg:height="1.905cm" svg:x="16.965cm" svg:y="12.834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  <draw:path draw:style-name="gr2" draw:text-style-name="P2" draw:layer="layout" svg:width="2.54cm" svg:height="1.905cm" svg:x="16.965cm" svg:y="12.834cm" svg:viewBox="0 0 2541 1906" svg:d="M0 1694v-1694h2541v1694c-36-27-67-48-106-70-169-98-334-142-529-142s-361 44-529 142c-39 22-71 43-107 70h1c-36 27-68 48-107 70-168 97-334 142-529 142s-360-45-529-142c-39-22-70-43-106-70z">
              <text:p/>
            </draw:path>
          </draw:g>
          <draw:frame draw:style-name="gr21" draw:text-style-name="P2" draw:layer="layout" svg:width="2.54cm" svg:height="1.482cm" svg:x="16.965cm" svg:y="12.834cm">
            <draw:text-box>
              <text:p text:style-name="P5"><text:span text:style-name="T3">Signed update </text:span><text:span text:style-name="T3">notice</text:span></text:p>
            </draw:text-box>
          </draw:frame>
        </draw:g>
        <draw:g>
          <draw:g>
            <draw:polygon draw:style-name="gr1" draw:text-style-name="P1" draw:layer="layout" svg:width="2.54cm" svg:height="3.81cm" svg:x="11.567cm" svg:y="12.834cm" svg:viewBox="0 0 2541 3811" draw:points="0,3811 2541,3811 2541,0 0,0">
              <text:p/>
            </draw:polygon>
            <draw:path draw:style-name="gr2" draw:text-style-name="P2" draw:layer="layout" svg:width="2.54cm" svg:height="3.81cm" svg:x="11.567cm" svg:y="12.834cm" svg:viewBox="0 0 2541 3811" svg:d="M0 3811h2541v-3811h-2541zM317 3811v-3811M2223 3811v-3811">
              <text:p/>
            </draw:path>
          </draw:g>
          <draw:frame draw:style-name="gr20" draw:text-style-name="P2" draw:layer="layout" svg:width="1.905cm" svg:height="3.81cm" svg:x="11.885cm" svg:y="12.834cm">
            <draw:text-box>
              <text:p text:style-name="P5"><text:span text:style-name="T3">Update rest </text:span><text:span text:style-name="T3">agent</text:span></text:p>
            </draw:text-box>
          </draw:frame>
        </draw:g>
        <draw:g>
          <draw:line draw:style-name="gr13" draw:text-style-name="P2" draw:layer="layout" svg:x1="11.567cm" svg:y1="13.786cm" svg:x2="9.027cm" svg:y2="13.786cm">
            <text:p/>
          </draw:line>
          <draw:frame draw:style-name="gr16" draw:text-style-name="P2" draw:layer="layout" svg:width="1.411cm" svg:height="0.621cm" svg:x="9.591cm" svg:y="13.476cm">
            <draw:text-box>
              <text:p text:style-name="P5"><text:span text:style-name="T4">post</text:span></text:p>
            </draw:text-box>
          </draw:frame>
        </draw:g>
        <draw:line draw:style-name="gr22" draw:text-style-name="P2" draw:layer="layout" svg:x1="6.486cm" svg:y1="14.739cm" svg:x2="5.534cm" svg:y2="14.739cm">
          <text:p/>
        </draw:line>
        <draw:g>
          <draw:g>
            <draw:polygon draw:style-name="gr23" draw:text-style-name="P1" draw:layer="layout" svg:width="2.54cm" svg:height="1.905cm" svg:x="2.995cm" svg:y="13.786cm" svg:viewBox="0 0 2541 1906" draw:points="0,1906 2541,1906 2541,0 0,0">
              <text:p/>
            </draw:polygon>
            <draw:polygon draw:style-name="gr22" draw:text-style-name="P2" draw:layer="layout" svg:width="2.54cm" svg:height="1.905cm" svg:x="2.995cm" svg:y="13.786cm" svg:viewBox="0 0 2541 1906" draw:points="0,1906 2541,1906 2541,0 0,0">
              <text:p/>
            </draw:polygon>
          </draw:g>
          <draw:frame draw:style-name="gr24" draw:text-style-name="P2" draw:layer="layout" svg:width="2.54cm" svg:height="1.905cm" svg:x="2.995cm" svg:y="13.786cm">
            <draw:text-box>
              <text:p text:style-name="P5"><text:span text:style-name="T3">Process</text:span></text:p>
            </draw:text-box>
          </draw:frame>
        </draw:g>
        <draw:g>
          <draw:line draw:style-name="gr13" draw:text-style-name="P2" draw:layer="layout" svg:x1="9.027cm" svg:y1="15.692cm" svg:x2="11.567cm" svg:y2="15.692cm">
            <text:p/>
          </draw:line>
          <draw:frame draw:style-name="gr16" draw:text-style-name="P2" draw:layer="layout" svg:width="1.487cm" svg:height="0.621cm" svg:x="9.553cm" svg:y="15.381cm">
            <draw:text-box>
              <text:p text:style-name="P5"><text:span text:style-name="T4">response</text:span></text:p>
            </draw:text-box>
          </draw:frame>
        </draw:g>
        <draw:g>
          <draw:polyline draw:style-name="gr25" draw:text-style-name="P2" draw:layer="layout" svg:width="1.151cm" svg:height="0.397cm" svg:x="10.615cm" svg:y="16.565cm" svg:viewBox="0 0 1152 398" draw:points="1152,398 516,398 0,0">
            <text:p/>
          </draw:polyline>
          <draw:frame draw:style-name="gr26" draw:text-style-name="P2" draw:layer="layout" svg:width="2.977cm" svg:height="0.854cm" svg:x="11.765cm" svg:y="16.715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frame draw:style-name="gr18" draw:text-style-name="P2" draw:layer="layout" svg:width="2.223cm" svg:height="1.905cm" svg:x="17.441cm" svg:y="16.168cm">
          <draw:text-box>
            <text:p text:style-name="P3"><text:span text:style-name="T5">Includes:</text:span></text:p>
            <text:p text:style-name="P3"><text:span text:style-name="T5">Heartbeat, DPA status </text:span><text:span text:style-name="T5">change, configuration </text:span><text:span text:style-name="T5">change, etc.</text:span></text:p>
          </draw:text-box>
        </draw:frame>
        <draw:polyline draw:style-name="gr13" draw:text-style-name="P2" draw:layer="layout" svg:width="1.868cm" svg:height="3.136cm" svg:x="4.302cm" svg:y="10.651cm" svg:viewBox="0 0 1869 3137" draw:points="1869,0 0,0 0,3137">
          <text:p/>
        </draw:polyline>
        <draw:g>
          <draw:polyline draw:style-name="gr25" draw:text-style-name="P2" draw:layer="layout" svg:width="1.151cm" svg:height="0.397cm" svg:x="10.615cm" svg:y="11.088cm" svg:viewBox="0 0 1152 398" draw:points="1152,398 516,398 0,0">
            <text:p/>
          </draw:polyline>
          <draw:frame draw:style-name="gr26" draw:text-style-name="P2" draw:layer="layout" svg:width="2.977cm" svg:height="0.854cm" svg:x="11.765cm" svg:y="11.238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frame draw:style-name="gr30" draw:text-style-name="P2" draw:layer="layout" svg:width="3.016cm" svg:height="0.516cm" svg:x="6.328cm" svg:y="11.365cm">
          <draw:text-box>
            <text:p text:style-name="P3"><text:span text:style-name="T5">Validate with ESC </text:span><text:span text:style-name="T5">public key</text:span></text:p>
          </draw:text-box>
        </draw:frame>
        <draw:polyline draw:style-name="gr31" draw:text-style-name="P2" draw:layer="layout" svg:width="2.064cm" svg:height="4.405cm" svg:x="7.122cm" svg:y="4.659cm" svg:viewBox="0 0 2065 4406" draw:points="317,0 317,872 2065,872 2065,4000 0,4000 0,4406">
          <text:p/>
        </draw:polyline>
        <draw:polyline draw:style-name="gr31" draw:text-style-name="P2" draw:layer="layout" svg:width="4.128cm" svg:height="3.095cm" svg:x="14.107cm" svg:y="4.659cm" svg:viewBox="0 0 4129 3096" draw:points="0,0 0,936 4129,936 4129,3096">
          <text:p/>
        </draw:polyline>
        <draw:g>
          <draw:line draw:style-name="gr32" draw:text-style-name="P2" draw:layer="layout" svg:x1="9.027cm" svg:y1="4.103cm" svg:x2="12.519cm" svg:y2="4.103cm">
            <text:p/>
          </draw:line>
          <draw:frame draw:style-name="gr16" draw:text-style-name="P2" draw:layer="layout" svg:width="1.566cm" svg:height="0.621cm" svg:x="10.208cm" svg:y="3.792cm">
            <draw:text-box>
              <text:p text:style-name="P5"><text:span text:style-name="T4">Exchange</text:span></text:p>
            </draw:text-box>
          </draw:frame>
        </draw:g>
      </draw:page>
      <draw:page draw:name="page3" draw:style-name="dp1" draw:master-page-name="PM0">
        <draw:g>
          <draw:g>
            <draw:polygon draw:style-name="gr1" draw:text-style-name="P1" draw:layer="layout" svg:width="9.784cm" svg:height="1.27cm" svg:x="10.615cm" svg:y="1.406cm" svg:viewBox="0 0 9785 1271" draw:points="0,1271 9785,1271 9785,0 0,0">
              <text:p/>
            </draw:polygon>
            <draw:polygon draw:style-name="gr5" draw:text-style-name="P2" draw:layer="layout" svg:width="9.784cm" svg:height="1.27cm" svg:x="10.615cm" svg:y="1.406cm" svg:viewBox="0 0 9785 1271" draw:points="0,1271 9785,1271 9785,0 0,0">
              <text:p/>
            </draw:polygon>
          </draw:g>
          <draw:frame draw:style-name="gr6" draw:text-style-name="P2" draw:layer="layout" svg:width="9.784cm" svg:height="1.27cm" svg:x="10.615cm" svg:y="1.406cm">
            <draw:text-box>
              <text:p/>
            </draw:text-box>
          </draw:frame>
        </draw:g>
        <draw:frame draw:style-name="gr7" draw:text-style-name="P7" draw:layer="layout" svg:width="9.785cm" svg:height="1.27cm" svg:x="10.615cm" svg:y="1.406cm">
          <draw:text-box>
            <text:p text:style-name="P5"><text:span text:style-name="T2">ESC</text:span></text:p>
          </draw:text-box>
        </draw:frame>
        <draw:g>
          <draw:g>
            <draw:path draw:style-name="gr8" draw:text-style-name="P6" draw:layer="layout" svg:width="3.175cm" svg:height="2.064cm" svg:x="16.647cm" svg:y="9.026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16.647cm" svg:y="9.026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16.647cm" svg:y="9.026cm">
            <draw:text-box>
              <text:p text:style-name="P5"><text:span text:style-name="T3">SAS session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9.66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9.66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9.661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10.29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10.29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10.296cm">
            <draw:text-box>
              <text:p text:style-name="P5"><text:span text:style-name="T3">Shared secret</text:span></text:p>
            </draw:text-box>
          </draw:frame>
        </draw:g>
        <draw:g>
          <draw:g>
            <draw:polygon draw:style-name="gr1" draw:text-style-name="P1" draw:layer="layout" svg:width="9.214cm" svg:height="1.27cm" svg:x="1.4cm" svg:y="1.406cm" svg:viewBox="0 0 9215 1271" draw:points="0,1271 9215,1271 9215,0 0,0">
              <text:p/>
            </draw:polygon>
            <draw:polygon draw:style-name="gr5" draw:text-style-name="P2" draw:layer="layout" svg:width="9.214cm" svg:height="1.27cm" svg:x="1.4cm" svg:y="1.406cm" svg:viewBox="0 0 9215 1271" draw:points="0,1271 9215,1271 9215,0 0,0">
              <text:p/>
            </draw:polygon>
          </draw:g>
          <draw:frame draw:style-name="gr6" draw:text-style-name="P2" draw:layer="layout" svg:width="9.214cm" svg:height="1.27cm" svg:x="1.4cm" svg:y="1.406cm">
            <draw:text-box>
              <text:p/>
            </draw:text-box>
          </draw:frame>
        </draw:g>
        <draw:frame draw:style-name="gr7" draw:text-style-name="P7" draw:layer="layout" svg:width="9.414cm" svg:height="1.27cm" svg:x="1.2cm" svg:y="1.406cm">
          <draw:text-box>
            <text:p text:style-name="P5"><text:span text:style-name="T2">SAS</text:span></text:p>
          </draw:text-box>
        </draw:frame>
        <draw:polygon draw:style-name="gr5" draw:text-style-name="P2" draw:layer="layout" svg:width="20.262cm" svg:height="3.175cm" svg:x="0.137cm" svg:y="2.676cm" svg:viewBox="0 0 20263 3176" draw:points="0,3176 20263,3176 20263,0 0,0">
          <text:p/>
        </draw:polygon>
        <draw:g>
          <draw:polygon draw:style-name="gr1" draw:text-style-name="P1" draw:layer="layout" svg:width="1.27cm" svg:height="3.175cm" svg:x="0.137cm" svg:y="2.676cm" svg:viewBox="0 0 1271 3176" draw:points="0,3176 1271,3176 1271,0 0,0">
            <text:p/>
          </draw:polygon>
          <draw:polygon draw:style-name="gr5" draw:text-style-name="P2" draw:layer="layout" svg:width="1.27cm" svg:height="3.175cm" svg:x="0.137cm" svg:y="2.676cm" svg:viewBox="0 0 1271 3176" draw:points="0,3176 1271,3176 1271,0 0,0">
            <text:p/>
          </draw:polygon>
        </draw:g>
        <draw:frame draw:style-name="gr11" draw:text-style-name="P7" draw:layer="layout" svg:width="3.2cm" svg:height="1.4cm" draw:transform="rotate (1.5707963267949) translate (0.102cm 5.901cm)">
          <draw:text-box>
            <text:p text:style-name="P5"><text:span text:style-name="T2">Exchange </text:span><text:span text:style-name="T2">keys</text:span></text:p>
          </draw:text-box>
        </draw:frame>
        <draw:g>
          <draw:g>
            <draw:path draw:style-name="gr8" draw:text-style-name="P6" draw:layer="layout" svg:width="3.175cm" svg:height="1.588cm" svg:x="5.852cm" svg:y="3.31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5.852cm" svg:y="3.31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5.852cm" svg:y="3.311cm">
            <draw:text-box>
              <text:p text:style-name="P5"><text:span text:style-name="T3">ESC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2.042cm" svg:y="3.31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2.042cm" svg:y="3.31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2.042cm" svg:y="3.311cm">
            <draw:text-box>
              <text:p text:style-name="P5"><text:span text:style-name="T3">SAS Private </text:span><text:span text:style-name="T3">key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4.02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4.02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4.026cm">
            <draw:text-box>
              <text:p text:style-name="P5"><text:span text:style-name="T3">Public key</text:span></text:p>
            </draw:text-box>
          </draw:frame>
        </draw:g>
        <draw:g>
          <draw:g>
            <draw:path draw:style-name="gr8" draw:text-style-name="P6" draw:layer="layout" svg:width="2.54cm" svg:height="0.635cm" svg:x="16.965cm" svg:y="3.31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5cm" svg:y="3.31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5cm" svg:y="3.311cm">
            <draw:text-box>
              <text:p text:style-name="P5"><text:span text:style-name="T3">ESC Private </text:span><text:span text:style-name="T3">key</text:span></text:p>
            </draw:text-box>
          </draw:frame>
        </draw:g>
        <draw:polygon draw:style-name="gr5" draw:text-style-name="P2" draw:layer="layout" svg:width="20.262cm" svg:height="6.35cm" svg:x="0.137cm" svg:y="5.851cm" svg:viewBox="0 0 20263 6351" draw:points="0,6351 20263,6351 20263,0 0,0">
          <text:p/>
        </draw:polygon>
        <draw:g>
          <draw:polygon draw:style-name="gr1" draw:text-style-name="P1" draw:layer="layout" svg:width="1.27cm" svg:height="6.35cm" svg:x="0.137cm" svg:y="5.851cm" svg:viewBox="0 0 1271 6351" draw:points="0,6351 1271,6351 1271,0 0,0">
            <text:p/>
          </draw:polygon>
          <draw:polygon draw:style-name="gr5" draw:text-style-name="P2" draw:layer="layout" svg:width="1.27cm" svg:height="6.35cm" svg:x="0.137cm" svg:y="5.851cm" svg:viewBox="0 0 1271 6351" draw:points="0,6351 1271,6351 1271,0 0,0">
            <text:p/>
          </draw:polygon>
        </draw:g>
        <draw:frame draw:style-name="gr7" draw:text-style-name="P2" draw:layer="layout" svg:width="6.35cm" svg:height="1.27cm" draw:transform="rotate (1.5707963267949) translate (0.137cm 12.201cm)">
          <draw:text-box>
            <text:p text:style-name="P5"><text:span text:style-name="T2">Register</text:span></text:p>
          </draw:text-box>
        </draw:frame>
        <draw:polyline draw:style-name="gr13" draw:text-style-name="P2" draw:layer="layout" svg:width="3.789cm" svg:height="2.754cm" svg:x="3.312cm" svg:y="3.946cm" svg:viewBox="0 0 3790 2755" draw:points="0,0 0,1837 3790,1837 3790,2755">
          <text:p/>
        </draw:polyline>
        <draw:g>
          <draw:g>
            <draw:path draw:style-name="gr1" draw:text-style-name="P1" draw:layer="layout" svg:width="2.681cm" svg:height="1.111cm" svg:x="1.883cm" svg:y="6.883cm" svg:viewBox="0 0 2682 1112" svg:d="M139 0h2404c96 180 139 352 139 556s-43 376-139 556h-2404c-96-180-139-352-139-556s43-376 139-556z">
              <text:p/>
            </draw:path>
            <draw:path draw:style-name="gr2" draw:text-style-name="P2" draw:layer="layout" svg:width="2.681cm" svg:height="1.111cm" svg:x="1.883cm" svg:y="6.883cm" svg:viewBox="0 0 2682 1112" svg:d="M139 0h2404c96 180 139 352 139 556s-43 376-139 556h-2404c-96-180-139-352-139-556s43-376 139-556zM2543 0c-96 180-139 352-139 556s43 376 139 556">
              <text:p/>
            </draw:path>
          </draw:g>
          <draw:frame draw:style-name="gr14" draw:text-style-name="P2" draw:layer="layout" svg:width="2.262cm" svg:height="1.111cm" svg:x="2.022cm" svg:y="6.883cm">
            <draw:text-box>
              <text:p text:style-name="P5"><text:span text:style-name="T3">SAS system </text:span><text:span text:style-name="T3">info</text:span></text:p>
            </draw:text-box>
          </draw:frame>
        </draw:g>
        <draw:line draw:style-name="gr13" draw:text-style-name="P2" draw:layer="layout" svg:x1="4.562cm" svg:y1="7.439cm" svg:x2="5.602cm" svg:y2="7.439cm">
          <text:p/>
        </draw:line>
        <draw:g>
          <draw:g>
            <draw:polygon draw:style-name="gr1" draw:text-style-name="P1" draw:layer="layout" svg:width="2.54cm" svg:height="4.763cm" svg:x="11.567cm" svg:y="6.486cm" svg:viewBox="0 0 2541 4764" draw:points="0,4764 2541,4764 2541,0 0,0">
              <text:p/>
            </draw:polygon>
            <draw:path draw:style-name="gr2" draw:text-style-name="P2" draw:layer="layout" svg:width="2.54cm" svg:height="4.763cm" svg:x="11.567cm" svg:y="6.486cm" svg:viewBox="0 0 2541 4764" svg:d="M0 4764h2541v-4764h-2541zM317 4764v-4764M2223 4764v-4764">
              <text:p/>
            </draw:path>
          </draw:g>
          <draw:frame draw:style-name="gr15" draw:text-style-name="P2" draw:layer="layout" svg:width="1.905cm" svg:height="4.763cm" svg:x="11.885cm" svg:y="6.486cm">
            <draw:text-box>
              <text:p text:style-name="P5"><text:span text:style-name="T3">Registration </text:span><text:span text:style-name="T3">rest endpoint</text:span></text:p>
            </draw:text-box>
          </draw:frame>
        </draw:g>
        <draw:g>
          <draw:path draw:style-name="gr13" draw:text-style-name="P2" draw:layer="layout" svg:width="3.175cm" svg:height="0.107cm" svg:x="8.392cm" svg:y="7.333cm" svg:viewBox="0 0 3176 108" svg:d="M0 108h687c0-20 5-37 14-54 10-17 22-30 39-40 17-9 34-14 53-14 20 0 36 5 53 14 17 10 29 23 39 40s14 34 14 54h2277">
            <text:p/>
          </draw:path>
          <draw:frame draw:style-name="gr16" draw:text-style-name="P2" draw:layer="layout" svg:width="1.411cm" svg:height="0.621cm" svg:x="9.274cm" svg:y="7.128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1" draw:text-style-name="P1" draw:layer="layout" svg:width="2.54cm" svg:height="0.635cm" svg:x="16.965cm" svg:y="7.756cm" svg:viewBox="0 0 2541 636" draw:points="0,636 2541,636 2541,0 0,0">
              <text:p/>
            </draw:polygon>
            <draw:polygon draw:style-name="gr2" draw:text-style-name="P2" draw:layer="layout" svg:width="2.54cm" svg:height="0.635cm" svg:x="16.965cm" svg:y="7.756cm" svg:viewBox="0 0 2541 636" draw:points="0,636 2541,636 2541,0 0,0">
              <text:p/>
            </draw:polygon>
          </draw:g>
          <draw:frame draw:style-name="gr17" draw:text-style-name="P2" draw:layer="layout" svg:width="2.54cm" svg:height="0.635cm" svg:x="16.965cm" svg:y="7.756cm">
            <draw:text-box>
              <text:p text:style-name="P5"><text:span text:style-name="T3">Create session</text:span></text:p>
            </draw:text-box>
          </draw:frame>
        </draw:g>
        <draw:line draw:style-name="gr13" draw:text-style-name="P2" draw:layer="layout" svg:x1="14.107cm" svg:y1="8.073cm" svg:x2="16.964cm" svg:y2="8.073cm">
          <text:p/>
        </draw:line>
        <draw:line draw:style-name="gr13" draw:text-style-name="P2" draw:layer="layout" svg:x1="18.235cm" svg:y1="8.391cm" svg:x2="18.235cm" svg:y2="9.025cm">
          <text:p/>
        </draw:line>
        <draw:polyline draw:style-name="gr13" draw:text-style-name="P2" draw:layer="layout" svg:width="2.539cm" svg:height="0cm" svg:x="14.107cm" svg:y="10.058cm" svg:viewBox="0 0 2540 0" draw:points="2540,0 1905,0 1905,0 0,0">
          <text:p/>
        </draw:polyline>
        <draw:g>
          <draw:g>
            <draw:path draw:style-name="gr8" draw:text-style-name="P6" draw:layer="layout" svg:width="3.175cm" svg:height="2.064cm" svg:x="5.852cm" svg:y="9.065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5.852cm" svg:y="9.065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5.852cm" svg:y="9.065cm">
            <draw:text-box>
              <text:p text:style-name="P5"><text:span text:style-name="T3">MAC Access </text:span><text:span text:style-name="T3">Token</text:span></text:p>
            </draw:text-box>
          </draw:frame>
        </draw:g>
        <draw:g>
          <draw:polyline draw:style-name="gr13" draw:text-style-name="P2" draw:layer="layout" svg:width="2.54cm" svg:height="0.039cm" svg:x="9.027cm" svg:y="10.058cm" svg:viewBox="0 0 2541 40" draw:points="2541,0 1905,0 1905,40 0,40">
            <text:p/>
          </draw:polyline>
          <draw:frame draw:style-name="gr16" draw:text-style-name="P2" draw:layer="layout" svg:width="1.487cm" svg:height="0.621cm" svg:x="9.573cm" svg:y="9.787cm">
            <draw:text-box>
              <text:p text:style-name="P5"><text:span text:style-name="T4">response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9.7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9.7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9.7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6.17cm" svg:y="10.33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7cm" svg:y="10.33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7cm" svg:y="10.335cm">
            <draw:text-box>
              <text:p text:style-name="P5"><text:span text:style-name="T3">Shared secret</text:span></text:p>
            </draw:text-box>
          </draw:frame>
        </draw:g>
        <draw:g>
          <draw:g>
            <draw:path draw:style-name="gr8" draw:text-style-name="P6" draw:layer="layout" svg:width="3.175cm" svg:height="1.588cm" svg:x="12.519cm" svg:y="3.31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12.519cm" svg:y="3.31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12.519cm" svg:y="3.311cm">
            <draw:text-box>
              <text:p text:style-name="P5"><text:span text:style-name="T3">SAS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12.837cm" svg:y="4.02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2.837cm" svg:y="4.02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2.837cm" svg:y="4.026cm">
            <draw:text-box>
              <text:p text:style-name="P5"><text:span text:style-name="T3">Public key</text:span></text:p>
            </draw:text-box>
          </draw:frame>
        </draw:g>
        <draw:polyline draw:style-name="gr13" draw:text-style-name="P2" draw:layer="layout" svg:width="0.635cm" svg:height="4.445cm" svg:x="19.505cm" svg:y="3.629cm" svg:viewBox="0 0 636 4446" draw:points="0,0 636,0 636,4446 0,4446">
          <text:p/>
        </draw:polyline>
        <draw:frame draw:style-name="gr18" draw:text-style-name="P2" draw:layer="layout" svg:width="2.223cm" svg:height="1.905cm" svg:x="2.201cm" svg:y="8.153cm">
          <draw:text-box>
            <text:p text:style-name="P3"><text:span text:style-name="T5">Includes:</text:span></text:p>
            <text:p text:style-name="P3"><text:span text:style-name="T5">Callback URI </text:span><text:span text:style-name="T5">(required) plus </text:span><text:span text:style-name="T5">optional IP addr, HW </text:span><text:span text:style-name="T5">addr, etc.</text:span></text:p>
          </draw:text-box>
        </draw:frame>
        <draw:g>
          <draw:g>
            <draw:path draw:style-name="gr1" draw:text-style-name="P1" draw:layer="layout" svg:width="2.999cm" svg:height="1.604cm" svg:x="5.602cm" svg:y="6.696cm" svg:viewBox="0 0 3000 1605" svg:d="M0 1404v-1404h3000v1404c-242-139-476-201-750-201-275 0-507 62-749 201h-2c-242 138-474 201-749 201-274 0-508-63-750-201z">
              <text:p/>
            </draw:path>
            <draw:path draw:style-name="gr2" draw:text-style-name="P2" draw:layer="layout" svg:width="2.999cm" svg:height="1.604cm" svg:x="5.602cm" svg:y="6.696cm" svg:viewBox="0 0 3000 1605" svg:d="M0 1404v-1404h3000v1404c-242-139-476-201-750-201-275 0-507 62-749 201h-2c-242 138-474 201-749 201-274 0-508-63-750-201z">
              <text:p/>
            </draw:path>
          </draw:g>
          <draw:frame draw:style-name="gr19" draw:text-style-name="P7" draw:layer="layout" svg:width="2.999cm" svg:height="1.997cm" svg:x="5.602cm" svg:y="6.301cm">
            <draw:text-box>
              <text:p text:style-name="P5"><text:span text:style-name="T3">Signed and </text:span><text:span text:style-name="T3">encrypted </text:span><text:span text:style-name="T3">registration </text:span><text:span text:style-name="T3">request</text:span></text:p>
            </draw:text-box>
          </draw:frame>
        </draw:g>
        <draw:polygon draw:style-name="gr5" draw:text-style-name="P2" draw:layer="layout" svg:width="20.262cm" svg:height="5.08cm" svg:x="0.137cm" svg:y="12.2cm" svg:viewBox="0 0 20263 5081" draw:points="0,5081 20263,5081 20263,0 0,0">
          <text:p/>
        </draw:polygon>
        <draw:g>
          <draw:polygon draw:style-name="gr1" draw:text-style-name="P1" draw:layer="layout" svg:width="1.27cm" svg:height="5.08cm" svg:x="0.137cm" svg:y="12.2cm" svg:viewBox="0 0 1271 5081" draw:points="0,5081 1271,5081 1271,0 0,0">
            <text:p/>
          </draw:polygon>
          <draw:polygon draw:style-name="gr5" draw:text-style-name="P2" draw:layer="layout" svg:width="1.27cm" svg:height="5.08cm" svg:x="0.137cm" svg:y="12.2cm" svg:viewBox="0 0 1271 5081" draw:points="0,5081 1271,5081 1271,0 0,0">
            <text:p/>
          </draw:polygon>
        </draw:g>
        <draw:frame draw:style-name="gr7" draw:text-style-name="P2" draw:layer="layout" svg:width="5.08cm" svg:height="1.27cm" draw:transform="rotate (1.5707963267949) translate (0.137cm 17.28cm)">
          <draw:text-box>
            <text:p text:style-name="P5"><text:span text:style-name="T2">Poll</text:span></text:p>
          </draw:text-box>
        </draw:frame>
        <draw:g>
          <draw:g>
            <draw:path draw:style-name="gr1" draw:text-style-name="P1" draw:layer="layout" svg:width="2.54cm" svg:height="1.27cm" svg:x="6.487cm" svg:y="12.835cm" svg:viewBox="0 0 2541 1271" svg:d="M0 1112v-1112h2541v1112c-205-110-403-159-635-159-233 0-430 49-635 159h-1c-205 109-402 159-635 159-232 0-430-50-635-159z">
              <text:p/>
            </draw:path>
            <draw:path draw:style-name="gr2" draw:text-style-name="P2" draw:layer="layout" svg:width="2.54cm" svg:height="1.27cm" svg:x="6.487cm" svg:y="12.835cm" svg:viewBox="0 0 2541 1271" svg:d="M0 1112v-1112h2541v1112c-205-110-403-159-635-159-233 0-430 49-635 159h-1c-205 109-402 159-635 159-232 0-430-50-635-159z">
              <text:p/>
            </draw:path>
          </draw:g>
          <draw:frame draw:style-name="gr27" draw:text-style-name="P2" draw:layer="layout" svg:width="2.54cm" svg:height="0.953cm" svg:x="6.487cm" svg:y="12.835cm">
            <draw:text-box>
              <text:p text:style-name="P5"><text:span text:style-name="T3">Keep alive </text:span><text:span text:style-name="T3">query code</text:span></text:p>
            </draw:text-box>
          </draw:frame>
        </draw:g>
        <draw:path draw:style-name="gr13" draw:text-style-name="P2" draw:layer="layout" svg:width="4.556cm" svg:height="3.481cm" svg:x="1.931cm" svg:y="10.018cm" svg:viewBox="0 0 4557 3482" svg:d="M4239 0h-4239v3482h418c0-7 5-14 14-20 10-7 22-11 39-15 17-3 33-5 53-5 19 0 36 2 52 5 17 4 29 8 39 15 10 6 14 13 14 20h3928">
          <text:p/>
        </draw:path>
        <draw:g>
          <draw:g>
            <draw:polygon draw:style-name="gr1" draw:text-style-name="P1" draw:layer="layout" svg:width="2.54cm" svg:height="3.175cm" svg:x="11.567cm" svg:y="12.835cm" svg:viewBox="0 0 2541 3176" draw:points="0,3176 2541,3176 2541,0 0,0">
              <text:p/>
            </draw:polygon>
            <draw:path draw:style-name="gr2" draw:text-style-name="P2" draw:layer="layout" svg:width="2.54cm" svg:height="3.175cm" svg:x="11.567cm" svg:y="12.835cm" svg:viewBox="0 0 2541 3176" svg:d="M0 3176h2541v-3176h-2541zM317 3176v-3176M2223 3176v-3176">
              <text:p/>
            </draw:path>
          </draw:g>
          <draw:frame draw:style-name="gr28" draw:text-style-name="P2" draw:layer="layout" svg:width="1.905cm" svg:height="3.175cm" svg:x="11.885cm" svg:y="12.835cm">
            <draw:text-box>
              <text:p text:style-name="P5"><text:span text:style-name="T3">Heartbeat </text:span><text:span text:style-name="T3">responder</text:span></text:p>
            </draw:text-box>
          </draw:frame>
        </draw:g>
        <draw:g>
          <draw:line draw:style-name="gr13" draw:text-style-name="P2" draw:layer="layout" svg:x1="9.027cm" svg:y1="13.47cm" svg:x2="11.567cm" svg:y2="13.47cm">
            <text:p/>
          </draw:line>
          <draw:frame draw:style-name="gr16" draw:text-style-name="P2" draw:layer="layout" svg:width="1.411cm" svg:height="0.621cm" svg:x="9.591cm" svg:y="13.16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23" draw:text-style-name="P1" draw:layer="layout" svg:width="2.54cm" svg:height="1.905cm" svg:x="16.171cm" svg:y="13.47cm" svg:viewBox="0 0 2541 1906" draw:points="0,1906 2541,1906 2541,0 0,0">
              <text:p/>
            </draw:polygon>
            <draw:polygon draw:style-name="gr22" draw:text-style-name="P2" draw:layer="layout" svg:width="2.54cm" svg:height="1.905cm" svg:x="16.171cm" svg:y="13.47cm" svg:viewBox="0 0 2541 1906" draw:points="0,1906 2541,1906 2541,0 0,0">
              <text:p/>
            </draw:polygon>
          </draw:g>
          <draw:frame draw:style-name="gr24" draw:text-style-name="P2" draw:layer="layout" svg:width="2.54cm" svg:height="1.905cm" svg:x="16.171cm" svg:y="13.47cm">
            <draw:text-box>
              <text:p text:style-name="P5"><text:span text:style-name="T3">Process</text:span></text:p>
            </draw:text-box>
          </draw:frame>
        </draw:g>
        <draw:line draw:style-name="gr22" draw:text-style-name="P2" draw:layer="layout" svg:x1="16.17cm" svg:y1="14.423cm" svg:x2="14.107cm" svg:y2="14.423cm">
          <text:p/>
        </draw:line>
        <draw:polyline draw:style-name="gr13" draw:text-style-name="P2" draw:layer="layout" svg:width="1.429cm" svg:height="3.886cm" svg:x="18.711cm" svg:y="10.613cm" svg:viewBox="0 0 1430 3887" draw:points="794,0 1430,0 1430,3887 0,3887">
          <text:p/>
        </draw:polyline>
        <draw:g>
          <draw:g>
            <draw:path draw:style-name="gr1" draw:text-style-name="P1" draw:layer="layout" svg:width="2.54cm" svg:height="1.27cm" svg:x="6.487cm" svg:y="14.74cm" svg:viewBox="0 0 2541 1271" svg:d="M0 1112v-1112h2541v1112c-205-110-403-159-635-159-233 0-430 49-635 159h-1c-205 109-402 159-635 159-232 0-430-50-635-159z">
              <text:p/>
            </draw:path>
            <draw:path draw:style-name="gr2" draw:text-style-name="P2" draw:layer="layout" svg:width="2.54cm" svg:height="1.27cm" svg:x="6.487cm" svg:y="14.74cm" svg:viewBox="0 0 2541 1271" svg:d="M0 1112v-1112h2541v1112c-205-110-403-159-635-159-233 0-430 49-635 159h-1c-205 109-402 159-635 159-232 0-430-50-635-159z">
              <text:p/>
            </draw:path>
          </draw:g>
          <draw:frame draw:style-name="gr27" draw:text-style-name="P2" draw:layer="layout" svg:width="2.54cm" svg:height="0.953cm" svg:x="6.487cm" svg:y="14.74cm">
            <draw:text-box>
              <text:p text:style-name="P5"><text:span text:style-name="T3">Keep alive </text:span><text:span text:style-name="T3">response code</text:span></text:p>
            </draw:text-box>
          </draw:frame>
        </draw:g>
        <draw:g>
          <draw:line draw:style-name="gr13" draw:text-style-name="P2" draw:layer="layout" svg:x1="11.567cm" svg:y1="15.375cm" svg:x2="9.027cm" svg:y2="15.375cm">
            <text:p/>
          </draw:line>
          <draw:frame draw:style-name="gr16" draw:text-style-name="P2" draw:layer="layout" svg:width="1.487cm" svg:height="0.621cm" svg:x="9.553cm" svg:y="15.065cm">
            <draw:text-box>
              <text:p text:style-name="P5"><text:span text:style-name="T4">response</text:span></text:p>
            </draw:text-box>
          </draw:frame>
        </draw:g>
        <draw:g>
          <draw:polyline draw:style-name="gr25" draw:text-style-name="P2" draw:layer="layout" svg:width="1.151cm" svg:height="0.397cm" svg:x="10.615cm" svg:y="16.01cm" svg:viewBox="0 0 1152 398" draw:points="1152,398 516,398 0,0">
            <text:p/>
          </draw:polyline>
          <draw:frame draw:style-name="gr26" draw:text-style-name="P9" draw:layer="layout" svg:width="2.977cm" svg:height="0.854cm" svg:x="11.765cm" svg:y="16.16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g>
          <draw:polyline draw:style-name="gr25" draw:text-style-name="P2" draw:layer="layout" svg:width="1.151cm" svg:height="0.397cm" svg:x="10.615cm" svg:y="11.09cm" svg:viewBox="0 0 1152 398" draw:points="1152,398 516,398 0,0">
            <text:p/>
          </draw:polyline>
          <draw:frame draw:style-name="gr26" draw:text-style-name="P2" draw:layer="layout" svg:width="2.977cm" svg:height="0.854cm" svg:x="11.765cm" svg:y="11.24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frame draw:style-name="gr30" draw:text-style-name="P2" draw:layer="layout" svg:width="3.016cm" svg:height="0.516cm" svg:x="6.328cm" svg:y="11.367cm">
          <draw:text-box>
            <text:p text:style-name="P3"><text:span text:style-name="T5">Validate with ESC </text:span><text:span text:style-name="T5">public key</text:span></text:p>
          </draw:text-box>
        </draw:frame>
        <draw:polyline draw:style-name="gr31" draw:text-style-name="P2" draw:layer="layout" svg:width="2.064cm" svg:height="4.405cm" svg:x="7.122cm" svg:y="4.661cm" svg:viewBox="0 0 2065 4406" draw:points="317,0 317,872 2065,872 2065,4000 0,4000 0,4406">
          <text:p/>
        </draw:polyline>
        <draw:polyline draw:style-name="gr31" draw:text-style-name="P2" draw:layer="layout" svg:width="4.128cm" svg:height="3.095cm" svg:x="14.107cm" svg:y="4.661cm" svg:viewBox="0 0 4129 3096" draw:points="0,0 0,936 4129,936 4129,3096">
          <text:p/>
        </draw:polyline>
        <draw:g>
          <draw:line draw:style-name="gr32" draw:text-style-name="P2" draw:layer="layout" svg:x1="9.027cm" svg:y1="4.105cm" svg:x2="12.519cm" svg:y2="4.105cm">
            <text:p/>
          </draw:line>
          <draw:frame draw:style-name="gr16" draw:text-style-name="P2" draw:layer="layout" svg:width="1.566cm" svg:height="0.621cm" svg:x="10.208cm" svg:y="3.794cm">
            <draw:text-box>
              <text:p text:style-name="P5"><text:span text:style-name="T4">Exchange</text:span></text:p>
            </draw:text-box>
          </draw:frame>
        </draw:g>
      </draw:page>
      <draw:page draw:name="page4" draw:style-name="dp1" draw:master-page-name="PM0">
        <draw:polygon draw:style-name="gr5" draw:text-style-name="P2" draw:layer="layout" svg:width="9.842cm" svg:height="13.994cm" svg:x="10.613cm" svg:y="1.405cm" svg:viewBox="0 0 9843 13995" draw:points="0,13995 9843,13995 9843,0 0,0">
          <text:p/>
        </draw:polygon>
        <draw:g>
          <draw:g>
            <draw:polygon draw:style-name="gr1" draw:text-style-name="P1" draw:layer="layout" svg:width="9.842cm" svg:height="1.27cm" svg:x="10.613cm" svg:y="1.405cm" svg:viewBox="0 0 9843 1271" draw:points="0,1271 9843,1271 9843,0 0,0">
              <text:p/>
            </draw:polygon>
            <draw:polygon draw:style-name="gr5" draw:text-style-name="P2" draw:layer="layout" svg:width="9.842cm" svg:height="1.27cm" svg:x="10.613cm" svg:y="1.405cm" svg:viewBox="0 0 9843 1271" draw:points="0,1271 9843,1271 9843,0 0,0">
              <text:p/>
            </draw:polygon>
          </draw:g>
          <draw:frame draw:style-name="gr6" draw:text-style-name="P2" draw:layer="layout" svg:width="9.842cm" svg:height="1.27cm" svg:x="10.613cm" svg:y="1.405cm">
            <draw:text-box>
              <text:p/>
            </draw:text-box>
          </draw:frame>
        </draw:g>
        <draw:frame draw:style-name="gr7" draw:text-style-name="P2" draw:layer="layout" svg:width="9.842cm" svg:height="1.27cm" svg:x="10.613cm" svg:y="1.405cm">
          <draw:text-box>
            <text:p text:style-name="P5"><text:span text:style-name="T2">ESC</text:span></text:p>
          </draw:text-box>
        </draw:frame>
        <draw:g>
          <draw:g>
            <draw:path draw:style-name="gr8" draw:text-style-name="P6" draw:layer="layout" svg:width="3.175cm" svg:height="2.064cm" svg:x="16.645cm" svg:y="9.025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16.645cm" svg:y="9.025cm" svg:viewBox="0 0 3176 2065" svg:d="M2858 2065h1c58 0 108-13 158-43 51-29 87-65 117-116 29-50 42-100 42-158v-1431c0-58-13-108-42-158-30-51-66-87-117-116-50-30-100-43-158-43h-1-2541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16.645cm" svg:y="9.025cm">
            <draw:text-box>
              <text:p text:style-name="P5"><text:span text:style-name="T3">SAS session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9.6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9.66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9.66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10.29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10.29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10.295cm">
            <draw:text-box>
              <text:p text:style-name="P5"><text:span text:style-name="T3">Shared secret</text:span></text:p>
            </draw:text-box>
          </draw:frame>
        </draw:g>
        <draw:g>
          <draw:g>
            <draw:polygon draw:style-name="gr1" draw:text-style-name="P1" draw:layer="layout" svg:width="9.212cm" svg:height="1.27cm" svg:x="1.4cm" svg:y="1.405cm" svg:viewBox="0 0 9213 1271" draw:points="0,1271 9213,1271 9213,0 0,0">
              <text:p/>
            </draw:polygon>
            <draw:polygon draw:style-name="gr5" draw:text-style-name="P2" draw:layer="layout" svg:width="9.212cm" svg:height="1.27cm" svg:x="1.4cm" svg:y="1.405cm" svg:viewBox="0 0 9213 1271" draw:points="0,1271 9213,1271 9213,0 0,0">
              <text:p/>
            </draw:polygon>
          </draw:g>
          <draw:frame draw:style-name="gr6" draw:text-style-name="P2" draw:layer="layout" svg:width="9.212cm" svg:height="1.27cm" svg:x="1.4cm" svg:y="1.405cm">
            <draw:text-box>
              <text:p/>
            </draw:text-box>
          </draw:frame>
        </draw:g>
        <draw:frame draw:style-name="gr7" draw:text-style-name="P7" draw:layer="layout" svg:width="9.012cm" svg:height="1.27cm" svg:x="1.6cm" svg:y="1.405cm">
          <draw:text-box>
            <text:p text:style-name="P5"><text:span text:style-name="T2">SAS</text:span></text:p>
          </draw:text-box>
        </draw:frame>
        <draw:polygon draw:style-name="gr5" draw:text-style-name="P2" draw:layer="layout" svg:width="20.32cm" svg:height="3.175cm" svg:x="0.135cm" svg:y="2.675cm" svg:viewBox="0 0 20321 3176" draw:points="0,3176 20321,3176 20321,0 0,0">
          <text:p/>
        </draw:polygon>
        <draw:g>
          <draw:polygon draw:style-name="gr1" draw:text-style-name="P1" draw:layer="layout" svg:width="1.27cm" svg:height="3.175cm" svg:x="0.135cm" svg:y="2.675cm" svg:viewBox="0 0 1271 3176" draw:points="0,3176 1271,3176 1271,0 0,0">
            <text:p/>
          </draw:polygon>
          <draw:polygon draw:style-name="gr5" draw:text-style-name="P2" draw:layer="layout" svg:width="1.27cm" svg:height="3.175cm" svg:x="0.135cm" svg:y="2.675cm" svg:viewBox="0 0 1271 3176" draw:points="0,3176 1271,3176 1271,0 0,0">
            <text:p/>
          </draw:polygon>
        </draw:g>
        <draw:frame draw:style-name="gr11" draw:text-style-name="P7" draw:layer="layout" svg:width="3.2cm" svg:height="1.4cm" draw:transform="rotate (1.5707963267949) translate (0.1cm 5.9cm)">
          <draw:text-box>
            <text:p text:style-name="P5"><text:span text:style-name="T2">Exchange </text:span><text:span text:style-name="T2">keys</text:span></text:p>
          </draw:text-box>
        </draw:frame>
        <draw:g>
          <draw:g>
            <draw:path draw:style-name="gr8" draw:text-style-name="P6" draw:layer="layout" svg:width="3.175cm" svg:height="1.588cm" svg:x="5.85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5.85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5.85cm" svg:y="3.31cm">
            <draw:text-box>
              <text:p text:style-name="P5"><text:span text:style-name="T3">ESC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2.04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2.04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2.04cm" svg:y="3.31cm">
            <draw:text-box>
              <text:p text:style-name="P5"><text:span text:style-name="T3">SAS Private </text:span><text:span text:style-name="T3">key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4.025cm">
            <draw:text-box>
              <text:p text:style-name="P5"><text:span text:style-name="T3">Public key</text:span></text:p>
            </draw:text-box>
          </draw:frame>
        </draw:g>
        <draw:g>
          <draw:g>
            <draw:path draw:style-name="gr8" draw:text-style-name="P6" draw:layer="layout" svg:width="2.54cm" svg:height="0.635cm" svg:x="16.963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6.963cm" svg:y="3.31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6.963cm" svg:y="3.31cm">
            <draw:text-box>
              <text:p text:style-name="P5"><text:span text:style-name="T3">ESC Private </text:span><text:span text:style-name="T3">key</text:span></text:p>
            </draw:text-box>
          </draw:frame>
        </draw:g>
        <draw:polygon draw:style-name="gr5" draw:text-style-name="P2" draw:layer="layout" svg:width="20.32cm" svg:height="6.35cm" svg:x="0.135cm" svg:y="5.85cm" svg:viewBox="0 0 20321 6351" draw:points="0,6351 20321,6351 20321,0 0,0">
          <text:p/>
        </draw:polygon>
        <draw:g>
          <draw:polygon draw:style-name="gr1" draw:text-style-name="P1" draw:layer="layout" svg:width="1.27cm" svg:height="6.35cm" svg:x="0.135cm" svg:y="5.85cm" svg:viewBox="0 0 1271 6351" draw:points="0,6351 1271,6351 1271,0 0,0">
            <text:p/>
          </draw:polygon>
          <draw:polygon draw:style-name="gr5" draw:text-style-name="P2" draw:layer="layout" svg:width="1.27cm" svg:height="6.35cm" svg:x="0.135cm" svg:y="5.85cm" svg:viewBox="0 0 1271 6351" draw:points="0,6351 1271,6351 1271,0 0,0">
            <text:p/>
          </draw:polygon>
        </draw:g>
        <draw:frame draw:style-name="gr7" draw:text-style-name="P2" draw:layer="layout" svg:width="6.35cm" svg:height="1.27cm" draw:transform="rotate (1.5707963267949) translate (0.135cm 12.2cm)">
          <draw:text-box>
            <text:p text:style-name="P5"><text:span text:style-name="T2">Register</text:span></text:p>
          </draw:text-box>
        </draw:frame>
        <draw:polyline draw:style-name="gr13" draw:text-style-name="P2" draw:layer="layout" svg:width="3.789cm" svg:height="2.754cm" svg:x="3.31cm" svg:y="3.945cm" svg:viewBox="0 0 3790 2755" draw:points="0,0 0,1837 3790,1837 3790,2755">
          <text:p/>
        </draw:polyline>
        <draw:g>
          <draw:g>
            <draw:path draw:style-name="gr1" draw:text-style-name="P1" draw:layer="layout" svg:width="2.681cm" svg:height="1.111cm" svg:x="1.881cm" svg:y="6.882cm" svg:viewBox="0 0 2682 1112" svg:d="M139 0h2404c96 180 139 352 139 556s-43 376-139 556h-2404c-96-180-139-352-139-556s43-376 139-556z">
              <text:p/>
            </draw:path>
            <draw:path draw:style-name="gr2" draw:text-style-name="P2" draw:layer="layout" svg:width="2.681cm" svg:height="1.111cm" svg:x="1.881cm" svg:y="6.882cm" svg:viewBox="0 0 2682 1112" svg:d="M139 0h2404c96 180 139 352 139 556s-43 376-139 556h-2404c-96-180-139-352-139-556s43-376 139-556zM2543 0c-96 180-139 352-139 556s43 376 139 556">
              <text:p/>
            </draw:path>
          </draw:g>
          <draw:frame draw:style-name="gr14" draw:text-style-name="P2" draw:layer="layout" svg:width="2.262cm" svg:height="1.111cm" svg:x="2.02cm" svg:y="6.882cm">
            <draw:text-box>
              <text:p text:style-name="P5"><text:span text:style-name="T3">SAS system </text:span><text:span text:style-name="T3">info</text:span></text:p>
            </draw:text-box>
          </draw:frame>
        </draw:g>
        <draw:line draw:style-name="gr13" draw:text-style-name="P2" draw:layer="layout" svg:x1="4.56cm" svg:y1="7.438cm" svg:x2="5.6cm" svg:y2="7.438cm">
          <text:p/>
        </draw:line>
        <draw:g>
          <draw:g>
            <draw:polygon draw:style-name="gr1" draw:text-style-name="P1" draw:layer="layout" svg:width="2.54cm" svg:height="4.763cm" svg:x="11.565cm" svg:y="6.485cm" svg:viewBox="0 0 2541 4764" draw:points="0,4764 2541,4764 2541,0 0,0">
              <text:p/>
            </draw:polygon>
            <draw:path draw:style-name="gr2" draw:text-style-name="P2" draw:layer="layout" svg:width="2.54cm" svg:height="4.763cm" svg:x="11.565cm" svg:y="6.485cm" svg:viewBox="0 0 2541 4764" svg:d="M0 4764h2541v-4764h-2541zM317 4764v-4764M2223 4764v-4764">
              <text:p/>
            </draw:path>
          </draw:g>
          <draw:frame draw:style-name="gr15" draw:text-style-name="P2" draw:layer="layout" svg:width="1.905cm" svg:height="4.763cm" svg:x="11.883cm" svg:y="6.485cm">
            <draw:text-box>
              <text:p text:style-name="P5"><text:span text:style-name="T3">Registration </text:span><text:span text:style-name="T3">rest endpoint</text:span></text:p>
            </draw:text-box>
          </draw:frame>
        </draw:g>
        <draw:g>
          <draw:path draw:style-name="gr13" draw:text-style-name="P2" draw:layer="layout" svg:width="3.175cm" svg:height="0.107cm" svg:x="8.39cm" svg:y="7.332cm" svg:viewBox="0 0 3176 108" svg:d="M0 108h687c0-20 5-37 14-54 10-17 22-30 39-40 17-9 34-14 53-14 20 0 36 5 53 14 17 10 29 23 39 40s14 34 14 54h2277">
            <text:p/>
          </draw:path>
          <draw:frame draw:style-name="gr16" draw:text-style-name="P2" draw:layer="layout" svg:width="1.411cm" svg:height="0.621cm" svg:x="9.272cm" svg:y="7.127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1" draw:text-style-name="P1" draw:layer="layout" svg:width="2.54cm" svg:height="0.635cm" svg:x="16.963cm" svg:y="7.755cm" svg:viewBox="0 0 2541 636" draw:points="0,636 2541,636 2541,0 0,0">
              <text:p/>
            </draw:polygon>
            <draw:polygon draw:style-name="gr2" draw:text-style-name="P2" draw:layer="layout" svg:width="2.54cm" svg:height="0.635cm" svg:x="16.963cm" svg:y="7.755cm" svg:viewBox="0 0 2541 636" draw:points="0,636 2541,636 2541,0 0,0">
              <text:p/>
            </draw:polygon>
          </draw:g>
          <draw:frame draw:style-name="gr17" draw:text-style-name="P2" draw:layer="layout" svg:width="2.54cm" svg:height="0.635cm" svg:x="16.963cm" svg:y="7.755cm">
            <draw:text-box>
              <text:p text:style-name="P5"><text:span text:style-name="T3">Create session</text:span></text:p>
            </draw:text-box>
          </draw:frame>
        </draw:g>
        <draw:line draw:style-name="gr13" draw:text-style-name="P2" draw:layer="layout" svg:x1="14.105cm" svg:y1="8.072cm" svg:x2="16.962cm" svg:y2="8.072cm">
          <text:p/>
        </draw:line>
        <draw:line draw:style-name="gr13" draw:text-style-name="P2" draw:layer="layout" svg:x1="18.233cm" svg:y1="8.39cm" svg:x2="18.233cm" svg:y2="9.024cm">
          <text:p/>
        </draw:line>
        <draw:polyline draw:style-name="gr13" draw:text-style-name="P2" draw:layer="layout" svg:width="2.539cm" svg:height="0cm" svg:x="14.105cm" svg:y="10.057cm" svg:viewBox="0 0 2540 0" draw:points="2540,0 1905,0 1905,0 0,0">
          <text:p/>
        </draw:polyline>
        <draw:g>
          <draw:g>
            <draw:path draw:style-name="gr8" draw:text-style-name="P6" draw:layer="layout" svg:width="3.175cm" svg:height="2.064cm" svg:x="5.85cm" svg:y="9.064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  <draw:path draw:style-name="gr2" draw:text-style-name="P2" draw:layer="layout" svg:width="3.175cm" svg:height="2.064cm" svg:x="5.85cm" svg:y="9.064cm" svg:viewBox="0 0 3176 2065" svg:d="M2859 2065c58 0 108-13 158-43 51-29 87-65 117-116 29-50 42-100 42-158v-1431c0-58-13-108-42-158-30-51-66-87-117-116-50-30-100-43-158-43h-2542c-58 0-108 13-158 43-51 29-87 65-117 116-29 50-42 100-42 158v1431c0 58 13 108 42 158 30 51 66 87 117 116 50 30 100 43 158 43z">
              <text:p/>
            </draw:path>
          </draw:g>
          <draw:frame draw:style-name="gr9" draw:text-style-name="P2" draw:layer="layout" svg:width="3.175cm" svg:height="2.064cm" svg:x="5.85cm" svg:y="9.064cm">
            <draw:text-box>
              <text:p text:style-name="P5"><text:span text:style-name="T3">MAC Access </text:span><text:span text:style-name="T3">Token</text:span></text:p>
            </draw:text-box>
          </draw:frame>
        </draw:g>
        <draw:g>
          <draw:polyline draw:style-name="gr13" draw:text-style-name="P2" draw:layer="layout" svg:width="2.54cm" svg:height="0.039cm" svg:x="9.025cm" svg:y="10.057cm" svg:viewBox="0 0 2541 40" draw:points="2541,0 1905,0 1905,40 0,40">
            <text:p/>
          </draw:polyline>
          <draw:frame draw:style-name="gr16" draw:text-style-name="P2" draw:layer="layout" svg:width="1.487cm" svg:height="0.621cm" svg:x="9.571cm" svg:y="9.786cm">
            <draw:text-box>
              <text:p text:style-name="P5"><text:span text:style-name="T4">response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9.69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9.699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9.699cm">
            <draw:text-box>
              <text:p text:style-name="P5"><text:span text:style-name="T3">Consumer key</text:span></text:p>
            </draw:text-box>
          </draw:frame>
        </draw:g>
        <draw:g>
          <draw:g>
            <draw:path draw:style-name="gr8" draw:text-style-name="P6" draw:layer="layout" svg:width="2.54cm" svg:height="0.635cm" svg:x="6.168cm" svg:y="10.33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6.168cm" svg:y="10.334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6.168cm" svg:y="10.334cm">
            <draw:text-box>
              <text:p text:style-name="P5"><text:span text:style-name="T3">Shared secret</text:span></text:p>
            </draw:text-box>
          </draw:frame>
        </draw:g>
        <draw:g>
          <draw:g>
            <draw:path draw:style-name="gr8" draw:text-style-name="P6" draw:layer="layout" svg:width="3.175cm" svg:height="1.588cm" svg:x="12.517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  <draw:path draw:style-name="gr2" draw:text-style-name="P2" draw:layer="layout" svg:width="3.175cm" svg:height="1.588cm" svg:x="12.517cm" svg:y="3.31cm" svg:viewBox="0 0 3176 1589" svg:d="M2858 1589h1c58 0 108-13 158-43 51-29 87-65 117-116 29-50 42-100 42-158 0-1 0-1 0-1v-954c0-58-13-108-42-158-30-51-66-87-117-116-50-30-100-43-158-43h-1-2541c-58 0-108 13-158 43-51 29-87 65-117 116-29 50-42 100-42 158v954 1c0 58 13 108 42 158 30 51 66 87 117 116 50 30 100 43 158 43z">
              <text:p/>
            </draw:path>
          </draw:g>
          <draw:frame draw:style-name="gr12" draw:text-style-name="P2" draw:layer="layout" svg:width="3.175cm" svg:height="1.588cm" svg:x="12.517cm" svg:y="3.31cm">
            <draw:text-box>
              <text:p text:style-name="P5"><text:span text:style-name="T3">SAS X.509 </text:span><text:span text:style-name="T3">Certificate</text:span></text:p>
            </draw:text-box>
          </draw:frame>
        </draw:g>
        <draw:g>
          <draw:g>
            <draw:path draw:style-name="gr8" draw:text-style-name="P6" draw:layer="layout" svg:width="2.54cm" svg:height="0.635cm" svg:x="12.835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  <draw:path draw:style-name="gr2" draw:text-style-name="P2" draw:layer="layout" svg:width="2.54cm" svg:height="0.635cm" svg:x="12.835cm" svg:y="4.025cm" svg:viewBox="0 0 2541 636" svg:d="M2223 636h1c58 0 108-13 158-43 51-29 87-65 117-116 29-51 42-100 42-159s-13-108-42-159c-30-51-66-87-117-116-50-30-100-43-158-43h-1-1906c-58 0-108 13-158 43-51 29-87 65-117 116-29 51-42 100-42 159s13 108 42 159c30 51 66 87 117 116 50 30 100 43 158 43z">
              <text:p/>
            </draw:path>
          </draw:g>
          <draw:frame draw:style-name="gr10" draw:text-style-name="P2" draw:layer="layout" svg:width="2.54cm" svg:height="0.635cm" svg:x="12.835cm" svg:y="4.025cm">
            <draw:text-box>
              <text:p text:style-name="P5"><text:span text:style-name="T3">Public key</text:span></text:p>
            </draw:text-box>
          </draw:frame>
        </draw:g>
        <draw:polyline draw:style-name="gr13" draw:text-style-name="P2" draw:layer="layout" svg:width="0.635cm" svg:height="4.445cm" svg:x="19.503cm" svg:y="3.628cm" svg:viewBox="0 0 636 4446" draw:points="0,0 636,0 636,4446 0,4446">
          <text:p/>
        </draw:polyline>
        <draw:frame draw:style-name="gr18" draw:text-style-name="P2" draw:layer="layout" svg:width="2.223cm" svg:height="1.905cm" svg:x="2.199cm" svg:y="8.152cm">
          <draw:text-box>
            <text:p text:style-name="P3"><text:span text:style-name="T5">Includes:</text:span></text:p>
            <text:p text:style-name="P3"><text:span text:style-name="T5">Callback URI </text:span><text:span text:style-name="T5">(required) plus </text:span><text:span text:style-name="T5">optional IP addr, HW </text:span><text:span text:style-name="T5">addr, etc.</text:span></text:p>
          </draw:text-box>
        </draw:frame>
        <draw:g>
          <draw:g>
            <draw:path draw:style-name="gr1" draw:text-style-name="P1" draw:layer="layout" svg:width="2.999cm" svg:height="1.604cm" svg:x="5.6cm" svg:y="6.695cm" svg:viewBox="0 0 3000 1605" svg:d="M0 1404v-1404h3000v1404c-242-139-476-201-750-201-275 0-507 62-749 201h-2c-242 138-474 201-749 201-274 0-508-63-750-201z">
              <text:p/>
            </draw:path>
            <draw:path draw:style-name="gr2" draw:text-style-name="P2" draw:layer="layout" svg:width="2.999cm" svg:height="1.604cm" svg:x="5.6cm" svg:y="6.695cm" svg:viewBox="0 0 3000 1605" svg:d="M0 1404v-1404h3000v1404c-242-139-476-201-750-201-275 0-507 62-749 201h-2c-242 138-474 201-749 201-274 0-508-63-750-201z">
              <text:p/>
            </draw:path>
          </draw:g>
          <draw:frame draw:style-name="gr19" draw:text-style-name="P7" draw:layer="layout" svg:width="2.999cm" svg:height="1.997cm" svg:x="5.6cm" svg:y="6.3cm">
            <draw:text-box>
              <text:p text:style-name="P5"><text:span text:style-name="T3">Signed and </text:span><text:span text:style-name="T3">encrypted </text:span><text:span text:style-name="T3">registration </text:span><text:span text:style-name="T3">request</text:span></text:p>
            </draw:text-box>
          </draw:frame>
        </draw:g>
        <draw:polygon draw:style-name="gr5" draw:text-style-name="P2" draw:layer="layout" svg:width="20.32cm" svg:height="3.175cm" svg:x="0.135cm" svg:y="12.2cm" svg:viewBox="0 0 20321 3176" draw:points="0,3176 20321,3176 20321,0 0,0">
          <text:p/>
        </draw:polygon>
        <draw:g>
          <draw:polygon draw:style-name="gr1" draw:text-style-name="P1" draw:layer="layout" svg:width="1.27cm" svg:height="3.175cm" svg:x="0.135cm" svg:y="12.2cm" svg:viewBox="0 0 1271 3176" draw:points="0,3176 1271,3176 1271,0 0,0">
            <text:p/>
          </draw:polygon>
          <draw:polygon draw:style-name="gr5" draw:text-style-name="P2" draw:layer="layout" svg:width="1.27cm" svg:height="3.175cm" svg:x="0.135cm" svg:y="12.2cm" svg:viewBox="0 0 1271 3176" draw:points="0,3176 1271,3176 1271,0 0,0">
            <text:p/>
          </draw:polygon>
        </draw:g>
        <draw:frame draw:style-name="gr7" draw:text-style-name="P2" draw:layer="layout" svg:width="3.175cm" svg:height="1.27cm" draw:transform="rotate (1.5707963267949) translate (0.135cm 15.375cm)">
          <draw:text-box>
            <text:p text:style-name="P5"><text:span text:style-name="T2">Unregister</text:span></text:p>
          </draw:text-box>
        </draw:frame>
        <draw:g>
          <draw:g>
            <draw:path draw:style-name="gr1" draw:text-style-name="P1" draw:layer="layout" svg:width="2.54cm" svg:height="1.452cm" svg:x="6.6cm" svg:y="12.852cm" svg:viewBox="0 0 2541 1453" svg:d="M0 1271v-1271h2541v1271c-205-126-403-182-635-182-233 0-430 56-635 182h-1c-205 125-402 182-635 182-232 0-430-57-635-182z">
              <text:p/>
            </draw:path>
            <draw:path draw:style-name="gr2" draw:text-style-name="P2" draw:layer="layout" svg:width="2.54cm" svg:height="1.452cm" svg:x="6.6cm" svg:y="12.852cm" svg:viewBox="0 0 2541 1453" svg:d="M0 1271v-1271h2541v1271c-205-126-403-182-635-182-233 0-430 56-635 182h-1c-205 125-402 182-635 182-232 0-430-57-635-182z">
              <text:p/>
            </draw:path>
          </draw:g>
          <draw:frame draw:style-name="gr29" draw:text-style-name="P7" draw:layer="layout" svg:width="2.54cm" svg:height="1.379cm" svg:x="6.6cm" svg:y="12.708cm">
            <draw:text-box>
              <text:p text:style-name="P5"><text:span text:style-name="T3">Signed and </text:span><text:span text:style-name="T3">encrypted end </text:span><text:span text:style-name="T3">session code</text:span></text:p>
            </draw:text-box>
          </draw:frame>
        </draw:g>
        <draw:g>
          <draw:g>
            <draw:polygon draw:style-name="gr1" draw:text-style-name="P1" draw:layer="layout" svg:width="2.54cm" svg:height="1.27cm" svg:x="11.565cm" svg:y="12.835cm" svg:viewBox="0 0 2541 1271" draw:points="0,1271 2541,1271 2541,0 0,0">
              <text:p/>
            </draw:polygon>
            <draw:path draw:style-name="gr2" draw:text-style-name="P2" draw:layer="layout" svg:width="2.54cm" svg:height="1.27cm" svg:x="11.565cm" svg:y="12.835cm" svg:viewBox="0 0 2541 1271" svg:d="M0 1271h2541v-1271h-2541zM317 1271v-1271M2223 1271v-1271">
              <text:p/>
            </draw:path>
          </draw:g>
          <draw:frame draw:style-name="gr7" draw:text-style-name="P2" draw:layer="layout" svg:width="1.905cm" svg:height="1.27cm" svg:x="11.883cm" svg:y="12.835cm">
            <draw:text-box>
              <text:p text:style-name="P5"><text:span text:style-name="T3">Registration </text:span><text:span text:style-name="T3">rest endpoint</text:span></text:p>
            </draw:text-box>
          </draw:frame>
        </draw:g>
        <draw:g>
          <draw:line draw:style-name="gr22" draw:text-style-name="P2" draw:layer="layout" svg:x1="9.2cm" svg:y1="13.47cm" svg:x2="11.565cm" svg:y2="13.47cm">
            <text:p/>
          </draw:line>
          <draw:frame draw:style-name="gr16" draw:text-style-name="P7" draw:layer="layout" svg:width="1.314cm" svg:height="0.621cm" svg:x="9.725cm" svg:y="13.16cm">
            <draw:text-box>
              <text:p text:style-name="P5"><text:span text:style-name="T4">post</text:span></text:p>
            </draw:text-box>
          </draw:frame>
        </draw:g>
        <draw:g>
          <draw:g>
            <draw:polygon draw:style-name="gr23" draw:text-style-name="P1" draw:layer="layout" svg:width="2.54cm" svg:height="1.27cm" svg:x="17.28cm" svg:y="12.835cm" svg:viewBox="0 0 2541 1271" draw:points="0,1271 2541,1271 2541,0 0,0">
              <text:p/>
            </draw:polygon>
            <draw:polygon draw:style-name="gr22" draw:text-style-name="P2" draw:layer="layout" svg:width="2.54cm" svg:height="1.27cm" svg:x="17.28cm" svg:y="12.835cm" svg:viewBox="0 0 2541 1271" draw:points="0,1271 2541,1271 2541,0 0,0">
              <text:p/>
            </draw:polygon>
          </draw:g>
          <draw:frame draw:style-name="gr7" draw:text-style-name="P2" draw:layer="layout" svg:width="2.54cm" svg:height="1.27cm" svg:x="17.28cm" svg:y="12.835cm">
            <draw:text-box>
              <text:p text:style-name="P5"><text:span text:style-name="T3">Destroy SAS </text:span><text:span text:style-name="T3">session</text:span></text:p>
            </draw:text-box>
          </draw:frame>
        </draw:g>
        <draw:line draw:style-name="gr22" draw:text-style-name="P2" draw:layer="layout" svg:x1="14.105cm" svg:y1="13.47cm" svg:x2="17.28cm" svg:y2="13.47cm">
          <text:p/>
        </draw:line>
        <draw:polyline draw:style-name="gr13" draw:text-style-name="P2" draw:layer="layout" svg:width="4.032cm" svg:height="2.847cm" svg:x="2.453cm" svg:y="10.652cm" svg:viewBox="0 0 4033 2848" draw:points="3715,0 0,0 0,2848 4033,2848">
          <text:p/>
        </draw:polyline>
        <draw:g>
          <draw:polyline draw:style-name="gr25" draw:text-style-name="P2" draw:layer="layout" svg:width="1.151cm" svg:height="0.397cm" svg:x="10.613cm" svg:y="14.105cm" svg:viewBox="0 0 1152 398" draw:points="1152,398 516,398 0,0">
            <text:p/>
          </draw:polyline>
          <draw:frame draw:style-name="gr26" draw:text-style-name="P9" draw:layer="layout" svg:width="2.977cm" svg:height="0.854cm" svg:x="11.763cm" svg:y="14.255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g>
          <draw:polyline draw:style-name="gr25" draw:text-style-name="P2" draw:layer="layout" svg:width="1.151cm" svg:height="0.397cm" svg:x="10.613cm" svg:y="11.089cm" svg:viewBox="0 0 1152 398" draw:points="1152,398 516,398 0,0">
            <text:p/>
          </draw:polyline>
          <draw:frame draw:style-name="gr26" draw:text-style-name="P2" draw:layer="layout" svg:width="2.977cm" svg:height="0.854cm" svg:x="11.763cm" svg:y="11.239cm">
            <draw:text-box>
              <text:p text:style-name="P8"><text:span text:style-name="T5">Single http POST </text:span><text:span text:style-name="T5">transaction</text:span></text:p>
            </draw:text-box>
          </draw:frame>
        </draw:g>
        <draw:frame draw:style-name="gr30" draw:text-style-name="P2" draw:layer="layout" svg:width="3.016cm" svg:height="0.516cm" svg:x="6.326cm" svg:y="11.366cm">
          <draw:text-box>
            <text:p text:style-name="P3"><text:span text:style-name="T5">Validate with ESC </text:span><text:span text:style-name="T5">public key</text:span></text:p>
          </draw:text-box>
        </draw:frame>
        <draw:polyline draw:style-name="gr31" draw:text-style-name="P2" draw:layer="layout" svg:width="2.064cm" svg:height="4.405cm" svg:x="7.12cm" svg:y="4.66cm" svg:viewBox="0 0 2065 4406" draw:points="317,0 317,872 2065,872 2065,4000 0,4000 0,4406">
          <text:p/>
        </draw:polyline>
        <draw:polyline draw:style-name="gr31" draw:text-style-name="P2" draw:layer="layout" svg:width="4.128cm" svg:height="3.095cm" svg:x="14.105cm" svg:y="4.66cm" svg:viewBox="0 0 4129 3096" draw:points="0,0 0,936 4129,936 4129,3096">
          <text:p/>
        </draw:polyline>
        <draw:g>
          <draw:line draw:style-name="gr32" draw:text-style-name="P2" draw:layer="layout" svg:x1="9.025cm" svg:y1="4.104cm" svg:x2="12.517cm" svg:y2="4.104cm">
            <text:p/>
          </draw:line>
          <draw:frame draw:style-name="gr16" draw:text-style-name="P2" draw:layer="layout" svg:width="1.566cm" svg:height="0.621cm" svg:x="10.206cm" svg:y="3.793cm">
            <draw:text-box>
              <text:p text:style-name="P5"><text:span text:style-name="T4">Exchang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20 30" svg:d="M10 0l-10 30h20z"/>
    <draw:marker draw:name="Marker_5f_2" draw:display-name="Marker_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cm" fo:page-height="26.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1-07T18:58:07.216320658</dc:date>
    <meta:editing-duration>PT2H54M15S</meta:editing-duration>
    <meta:editing-cycles>12</meta:editing-cycles>
    <meta:document-statistic meta:object-count="729"/>
  </office:meta>
</office:document-meta>
</file>